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90001">
            <text:p>SNOANTMEN09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5064430.74">
            <text:p>5064430,74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90001','2014-09-30','---','-------------------------','2110104020000000001','SCGCMP','SNOANTMEN090001','H','PROVISION ANTIGUEDAD DE PRESTACIONES SOCIALES NOMINA MENSUAL SEPTIEMBRE 2014',5064430,74,0);">
            <text:p>INSERT INTO scg_dt_cmp VALUES('0001','SCGCMP','SNOANTMEN090001','2014-09-30','---','-------------------------','2110104020000000001','SCGCMP','SNOANTMEN090001','H','PROVISION ANTIGUEDAD DE PRESTACIONES SOCIALES NOMINA MENSUAL SEPTIEMBRE 2014',5064430,74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69231.35">
            <text:p>169.231,35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90001','2014-09-30','---','-------------------------','6110800002000000001','SCGCMP','SNOANTMEN090001','D','PROVISION ANTIGUEDAD DE PRESTACIONES SOCIALES NOMINA MENSUAL SEPTIEMBRE 2014',169231,35,1);">
            <text:p>INSERT INTO scg_dt_cmp VALUES('0001','SCGCMP','SNOANTMEN090001','2014-09-30','---','-------------------------','6110800002000000001','SCGCMP','SNOANTMEN090001','D','PROVISION ANTIGUEDAD DE PRESTACIONES SOCIALES NOMINA MENSUAL SEPTIEMBRE 2014',169231,35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5098.42">
            <text:p>25.098,42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90001','2014-09-30','---','-------------------------','6110800002903000001','SCGCMP','SNOANTMEN090001','D','PROVISION ANTIGUEDAD DE PRESTACIONES SOCIALES NOMINA MENSUAL SEPTIEMBRE 2014',25098,42,2);">
            <text:p>INSERT INTO scg_dt_cmp VALUES('0001','SCGCMP','SNOANTMEN090001','2014-09-30','---','-------------------------','6110800002903000001','SCGCMP','SNOANTMEN090001','D','PROVISION ANTIGUEDAD DE PRESTACIONES SOCIALES NOMINA MENSUAL SEPTIEMBRE 2014',25098,42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303</text:p>
          </table:table-cell>
          <table:table-cell table:style-name="ce6" office:value-type="float" office:value="13550.14">
            <text:p>13.550,14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90001','2014-09-30','---','-------------------------','6110800002303000001','SCGCMP','SNOANTMEN090001','D','PROVISION ANTIGUEDAD DE PRESTACIONES SOCIALES NOMINA MENSUAL SEPTIEMBRE 2014',13550,14,3);">
            <text:p>INSERT INTO scg_dt_cmp VALUES('0001','SCGCMP','SNOANTMEN090001','2014-09-30','---','-------------------------','6110800002303000001','SCGCMP','SNOANTMEN090001','D','PROVISION ANTIGUEDAD DE PRESTACIONES SOCIALES NOMINA MENSUAL SEPTIEMBRE 2014',13550,14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003</text:p>
          </table:table-cell>
          <table:table-cell table:style-name="ce6" office:value-type="float" office:value="60835.56">
            <text:p>60.835,56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90001','2014-09-30','---','-------------------------','6110800002003000001','SCGCMP','SNOANTMEN090001','D','PROVISION ANTIGUEDAD DE PRESTACIONES SOCIALES NOMINA MENSUAL SEPTIEMBRE 2014',60835,56,4);">
            <text:p>INSERT INTO scg_dt_cmp VALUES('0001','SCGCMP','SNOANTMEN090001','2014-09-30','---','-------------------------','6110800002003000001','SCGCMP','SNOANTMEN090001','D','PROVISION ANTIGUEDAD DE PRESTACIONES SOCIALES NOMINA MENSUAL SEPTIEMBRE 2014',60835,56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003</text:p>
          </table:table-cell>
          <table:table-cell table:style-name="ce6" office:value-type="float" office:value="38528.56">
            <text:p>38.528,56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90001','2014-09-30','---','-------------------------','6110800003003000001','SCGCMP','SNOANTMEN090001','D','PROVISION ANTIGUEDAD DE PRESTACIONES SOCIALES NOMINA MENSUAL SEPTIEMBRE 2014',38528,56,5);">
            <text:p>INSERT INTO scg_dt_cmp VALUES('0001','SCGCMP','SNOANTMEN090001','2014-09-30','---','-------------------------','6110800003003000001','SCGCMP','SNOANTMEN090001','D','PROVISION ANTIGUEDAD DE PRESTACIONES SOCIALES NOMINA MENSUAL SEPTIEMBRE 2014',38528,56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500</text:p>
          </table:table-cell>
          <table:table-cell table:style-name="ce6" office:value-type="float" office:value="38842.97">
            <text:p>38.842,97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90001','2014-09-30','---','-------------------------','6110800003500000001','SCGCMP','SNOANTMEN090001','D','PROVISION ANTIGUEDAD DE PRESTACIONES SOCIALES NOMINA MENSUAL SEPTIEMBRE 2014',38842,97,6);">
            <text:p>INSERT INTO scg_dt_cmp VALUES('0001','SCGCMP','SNOANTMEN090001','2014-09-30','---','-------------------------','6110800003500000001','SCGCMP','SNOANTMEN090001','D','PROVISION ANTIGUEDAD DE PRESTACIONES SOCIALES NOMINA MENSUAL SEPTIEMBRE 2014',38842,97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9</text:p>
          </table:table-cell>
          <table:table-cell table:style-name="ce6" office:value-type="float" office:value="12315.88">
            <text:p>12.315,88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90001','2014-09-30','---','-------------------------','6110800004509000001','SCGCMP','SNOANTMEN090001','D','PROVISION ANTIGUEDAD DE PRESTACIONES SOCIALES NOMINA MENSUAL SEPTIEMBRE 2014',12315,88,7);">
            <text:p>INSERT INTO scg_dt_cmp VALUES('0001','SCGCMP','SNOANTMEN090001','2014-09-30','---','-------------------------','6110800004509000001','SCGCMP','SNOANTMEN090001','D','PROVISION ANTIGUEDAD DE PRESTACIONES SOCIALES NOMINA MENSUAL SEPTIEMBRE 2014',12315,88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800</text:p>
          </table:table-cell>
          <table:table-cell table:style-name="ce6" office:value-type="float" office:value="5160.99">
            <text:p>5.160,99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90001','2014-09-30','---','-------------------------','6110800003800000001','SCGCMP','SNOANTMEN090001','D','PROVISION ANTIGUEDAD DE PRESTACIONES SOCIALES NOMINA MENSUAL SEPTIEMBRE 2014',5160,99,8);">
            <text:p>INSERT INTO scg_dt_cmp VALUES('0001','SCGCMP','SNOANTMEN090001','2014-09-30','---','-------------------------','6110800003800000001','SCGCMP','SNOANTMEN090001','D','PROVISION ANTIGUEDAD DE PRESTACIONES SOCIALES NOMINA MENSUAL SEPTIEMBRE 2014',5160,99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100</text:p>
          </table:table-cell>
          <table:table-cell table:style-name="ce6" office:value-type="float" office:value="66033.59">
            <text:p>66.033,59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90001','2014-09-30','---','-------------------------','6110800001100000001','SCGCMP','SNOANTMEN090001','D','PROVISION ANTIGUEDAD DE PRESTACIONES SOCIALES NOMINA MENSUAL SEPTIEMBRE 2014',66033,59,9);">
            <text:p>INSERT INTO scg_dt_cmp VALUES('0001','SCGCMP','SNOANTMEN090001','2014-09-30','---','-------------------------','6110800001100000001','SCGCMP','SNOANTMEN090001','D','PROVISION ANTIGUEDAD DE PRESTACIONES SOCIALES NOMINA MENSUAL SEPTIEMBRE 2014',66033,59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2</text:p>
          </table:table-cell>
          <table:table-cell table:style-name="ce6" office:value-type="float" office:value="9638.97">
            <text:p>9.638,97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90001','2014-09-30','---','-------------------------','6110800002802000001','SCGCMP','SNOANTMEN090001','D','PROVISION ANTIGUEDAD DE PRESTACIONES SOCIALES NOMINA MENSUAL SEPTIEMBRE 2014',9638,97,10);">
            <text:p>INSERT INTO scg_dt_cmp VALUES('0001','SCGCMP','SNOANTMEN090001','2014-09-30','---','-------------------------','6110800002802000001','SCGCMP','SNOANTMEN090001','D','PROVISION ANTIGUEDAD DE PRESTACIONES SOCIALES NOMINA MENSUAL SEPTIEMBRE 2014',9638,97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501</text:p>
          </table:table-cell>
          <table:table-cell table:style-name="ce6" office:value-type="float" office:value="22707.92">
            <text:p>22.707,92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90001','2014-09-30','---','-------------------------','6110800002501000001','SCGCMP','SNOANTMEN090001','D','PROVISION ANTIGUEDAD DE PRESTACIONES SOCIALES NOMINA MENSUAL SEPTIEMBRE 2014',22707,92,11);">
            <text:p>INSERT INTO scg_dt_cmp VALUES('0001','SCGCMP','SNOANTMEN090001','2014-09-30','---','-------------------------','6110800002501000001','SCGCMP','SNOANTMEN090001','D','PROVISION ANTIGUEDAD DE PRESTACIONES SOCIALES NOMINA MENSUAL SEPTIEMBRE 2014',22707,92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203</text:p>
          </table:table-cell>
          <table:table-cell table:style-name="ce6" office:value-type="float" office:value="61588.57">
            <text:p>61.588,57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90001','2014-09-30','---','-------------------------','6110800003203000001','SCGCMP','SNOANTMEN090001','D','PROVISION ANTIGUEDAD DE PRESTACIONES SOCIALES NOMINA MENSUAL SEPTIEMBRE 2014',61588,57,12);">
            <text:p>INSERT INTO scg_dt_cmp VALUES('0001','SCGCMP','SNOANTMEN090001','2014-09-30','---','-------------------------','6110800003203000001','SCGCMP','SNOANTMEN090001','D','PROVISION ANTIGUEDAD DE PRESTACIONES SOCIALES NOMINA MENSUAL SEPTIEMBRE 2014',61588,57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2</text:p>
          </table:table-cell>
          <table:table-cell table:style-name="ce6" office:value-type="float" office:value="49483.83">
            <text:p>49.483,83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90001','2014-09-30','---','-------------------------','6110800002902000001','SCGCMP','SNOANTMEN090001','D','PROVISION ANTIGUEDAD DE PRESTACIONES SOCIALES NOMINA MENSUAL SEPTIEMBRE 2014',49483,83,13);">
            <text:p>INSERT INTO scg_dt_cmp VALUES('0001','SCGCMP','SNOANTMEN090001','2014-09-30','---','-------------------------','6110800002902000001','SCGCMP','SNOANTMEN090001','D','PROVISION ANTIGUEDAD DE PRESTACIONES SOCIALES NOMINA MENSUAL SEPTIEMBRE 2014',49483,83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1</text:p>
          </table:table-cell>
          <table:table-cell table:style-name="ce6" office:value-type="float" office:value="31649.45">
            <text:p>31.649,45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90001','2014-09-30','---','-------------------------','6110800004501000001','SCGCMP','SNOANTMEN090001','D','PROVISION ANTIGUEDAD DE PRESTACIONES SOCIALES NOMINA MENSUAL SEPTIEMBRE 2014',31649,45,14);">
            <text:p>INSERT INTO scg_dt_cmp VALUES('0001','SCGCMP','SNOANTMEN090001','2014-09-30','---','-------------------------','6110800004501000001','SCGCMP','SNOANTMEN090001','D','PROVISION ANTIGUEDAD DE PRESTACIONES SOCIALES NOMINA MENSUAL SEPTIEMBRE 2014',31649,4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701</text:p>
          </table:table-cell>
          <table:table-cell table:style-name="ce6" office:value-type="float" office:value="40207.78">
            <text:p>40.207,78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90001','2014-09-30','---','-------------------------','6110800002701000001','SCGCMP','SNOANTMEN090001','D','PROVISION ANTIGUEDAD DE PRESTACIONES SOCIALES NOMINA MENSUAL SEPTIEMBRE 2014',40207,78,15);">
            <text:p>INSERT INTO scg_dt_cmp VALUES('0001','SCGCMP','SNOANTMEN090001','2014-09-30','---','-------------------------','6110800002701000001','SCGCMP','SNOANTMEN090001','D','PROVISION ANTIGUEDAD DE PRESTACIONES SOCIALES NOMINA MENSUAL SEPTIEMBRE 2014',40207,78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8</text:p>
          </table:table-cell>
          <table:table-cell table:style-name="ce6" office:value-type="float" office:value="6477.55">
            <text:p>6.477,55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90001','2014-09-30','---','-------------------------','6110800002808000001','SCGCMP','SNOANTMEN090001','D','PROVISION ANTIGUEDAD DE PRESTACIONES SOCIALES NOMINA MENSUAL SEPTIEMBRE 2014',6477,55,16);">
            <text:p>INSERT INTO scg_dt_cmp VALUES('0001','SCGCMP','SNOANTMEN090001','2014-09-30','---','-------------------------','6110800002808000001','SCGCMP','SNOANTMEN090001','D','PROVISION ANTIGUEDAD DE PRESTACIONES SOCIALES NOMINA MENSUAL SEPTIEMBRE 2014',6477,55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2</text:p>
          </table:table-cell>
          <table:table-cell table:style-name="ce6" office:value-type="float" office:value="22279.47">
            <text:p>22.279,47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90001','2014-09-30','---','-------------------------','6110800002102000001','SCGCMP','SNOANTMEN090001','D','PROVISION ANTIGUEDAD DE PRESTACIONES SOCIALES NOMINA MENSUAL SEPTIEMBRE 2014',22279,47,17);">
            <text:p>INSERT INTO scg_dt_cmp VALUES('0001','SCGCMP','SNOANTMEN090001','2014-09-30','---','-------------------------','6110800002102000001','SCGCMP','SNOANTMEN090001','D','PROVISION ANTIGUEDAD DE PRESTACIONES SOCIALES NOMINA MENSUAL SEPTIEMBRE 2014',22279,47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3</text:p>
          </table:table-cell>
          <table:table-cell table:style-name="ce6" office:value-type="float" office:value="155312.44">
            <text:p>155.312,44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90001','2014-09-30','---','-------------------------','6110800004503000001','SCGCMP','SNOANTMEN090001','D','PROVISION ANTIGUEDAD DE PRESTACIONES SOCIALES NOMINA MENSUAL SEPTIEMBRE 2014',155312,44,18);">
            <text:p>INSERT INTO scg_dt_cmp VALUES('0001','SCGCMP','SNOANTMEN090001','2014-09-30','---','-------------------------','6110800004503000001','SCGCMP','SNOANTMEN090001','D','PROVISION ANTIGUEDAD DE PRESTACIONES SOCIALES NOMINA MENSUAL SEPTIEMBRE 2014',155312,44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200</text:p>
          </table:table-cell>
          <table:table-cell table:style-name="ce6" office:value-type="float" office:value="43776.78">
            <text:p>43.776,78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90001','2014-09-30','---','-------------------------','6110800001200000001','SCGCMP','SNOANTMEN090001','D','PROVISION ANTIGUEDAD DE PRESTACIONES SOCIALES NOMINA MENSUAL SEPTIEMBRE 2014',43776,78,19);">
            <text:p>INSERT INTO scg_dt_cmp VALUES('0001','SCGCMP','SNOANTMEN090001','2014-09-30','---','-------------------------','6110800001200000001','SCGCMP','SNOANTMEN090001','D','PROVISION ANTIGUEDAD DE PRESTACIONES SOCIALES NOMINA MENSUAL SEPTIEMBRE 2014',43776,78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304</text:p>
          </table:table-cell>
          <table:table-cell table:style-name="ce6" office:value-type="float" office:value="61491.05">
            <text:p>61.491,05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90001','2014-09-30','---','-------------------------','6110800003304000001','SCGCMP','SNOANTMEN090001','D','PROVISION ANTIGUEDAD DE PRESTACIONES SOCIALES NOMINA MENSUAL SEPTIEMBRE 2014',61491,05,20);">
            <text:p>INSERT INTO scg_dt_cmp VALUES('0001','SCGCMP','SNOANTMEN090001','2014-09-30','---','-------------------------','6110800003304000001','SCGCMP','SNOANTMEN090001','D','PROVISION ANTIGUEDAD DE PRESTACIONES SOCIALES NOMINA MENSUAL SEPTIEMBRE 2014',61491,05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502</text:p>
          </table:table-cell>
          <table:table-cell table:style-name="ce6" office:value-type="float" office:value="11877.18">
            <text:p>11.877,18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90001','2014-09-30','---','-------------------------','6110800002502000001','SCGCMP','SNOANTMEN090001','D','PROVISION ANTIGUEDAD DE PRESTACIONES SOCIALES NOMINA MENSUAL SEPTIEMBRE 2014',11877,18,21);">
            <text:p>INSERT INTO scg_dt_cmp VALUES('0001','SCGCMP','SNOANTMEN090001','2014-09-30','---','-------------------------','6110800002502000001','SCGCMP','SNOANTMEN090001','D','PROVISION ANTIGUEDAD DE PRESTACIONES SOCIALES NOMINA MENSUAL SEPTIEMBRE 2014',11877,18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4959.85">
            <text:p>14.959,85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90001','2014-09-30','---','-------------------------','6110800002600000001','SCGCMP','SNOANTMEN090001','D','PROVISION ANTIGUEDAD DE PRESTACIONES SOCIALES NOMINA MENSUAL SEPTIEMBRE 2014',14959,85,22);">
            <text:p>INSERT INTO scg_dt_cmp VALUES('0001','SCGCMP','SNOANTMEN090001','2014-09-30','---','-------------------------','6110800002600000001','SCGCMP','SNOANTMEN090001','D','PROVISION ANTIGUEDAD DE PRESTACIONES SOCIALES NOMINA MENSUAL SEPTIEMBRE 2014',14959,85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2</text:p>
          </table:table-cell>
          <table:table-cell table:style-name="ce6" office:value-type="float" office:value="20764.49">
            <text:p>20.764,49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90001','2014-09-30','---','-------------------------','6110800004502000001','SCGCMP','SNOANTMEN090001','D','PROVISION ANTIGUEDAD DE PRESTACIONES SOCIALES NOMINA MENSUAL SEPTIEMBRE 2014',20764,49,23);">
            <text:p>INSERT INTO scg_dt_cmp VALUES('0001','SCGCMP','SNOANTMEN090001','2014-09-30','---','-------------------------','6110800004502000001','SCGCMP','SNOANTMEN090001','D','PROVISION ANTIGUEDAD DE PRESTACIONES SOCIALES NOMINA MENSUAL SEPTIEMBRE 2014',20764,49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400</text:p>
          </table:table-cell>
          <table:table-cell table:style-name="ce6" office:value-type="float" office:value="32766.55">
            <text:p>32.766,55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90001','2014-09-30','---','-------------------------','6110800003400000001','SCGCMP','SNOANTMEN090001','D','PROVISION ANTIGUEDAD DE PRESTACIONES SOCIALES NOMINA MENSUAL SEPTIEMBRE 2014',32766,55,24);">
            <text:p>INSERT INTO scg_dt_cmp VALUES('0001','SCGCMP','SNOANTMEN090001','2014-09-30','---','-------------------------','6110800003400000001','SCGCMP','SNOANTMEN090001','D','PROVISION ANTIGUEDAD DE PRESTACIONES SOCIALES NOMINA MENSUAL SEPTIEMBRE 2014',32766,55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200</text:p>
          </table:table-cell>
          <table:table-cell table:style-name="ce6" office:value-type="float" office:value="3074.06">
            <text:p>3.074,06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90001','2014-09-30','---','-------------------------','6110800004200000001','SCGCMP','SNOANTMEN090001','D','PROVISION ANTIGUEDAD DE PRESTACIONES SOCIALES NOMINA MENSUAL SEPTIEMBRE 2014',3074,06,25);">
            <text:p>INSERT INTO scg_dt_cmp VALUES('0001','SCGCMP','SNOANTMEN090001','2014-09-30','---','-------------------------','6110800004200000001','SCGCMP','SNOANTMEN090001','D','PROVISION ANTIGUEDAD DE PRESTACIONES SOCIALES NOMINA MENSUAL SEPTIEMBRE 2014',3074,06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602</text:p>
          </table:table-cell>
          <table:table-cell table:style-name="ce6" office:value-type="float" office:value="10868.63">
            <text:p>10.868,63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90001','2014-09-30','---','-------------------------','6110800004602000001','SCGCMP','SNOANTMEN090001','D','PROVISION ANTIGUEDAD DE PRESTACIONES SOCIALES NOMINA MENSUAL SEPTIEMBRE 2014',10868,63,26);">
            <text:p>INSERT INTO scg_dt_cmp VALUES('0001','SCGCMP','SNOANTMEN090001','2014-09-30','---','-------------------------','6110800004602000001','SCGCMP','SNOANTMEN090001','D','PROVISION ANTIGUEDAD DE PRESTACIONES SOCIALES NOMINA MENSUAL SEPTIEMBRE 2014',10868,63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503</text:p>
          </table:table-cell>
          <table:table-cell table:style-name="ce6" office:value-type="float" office:value="46920.76">
            <text:p>46.920,76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90001','2014-09-30','---','-------------------------','6110800002503000001','SCGCMP','SNOANTMEN090001','D','PROVISION ANTIGUEDAD DE PRESTACIONES SOCIALES NOMINA MENSUAL SEPTIEMBRE 2014',46920,76,27);">
            <text:p>INSERT INTO scg_dt_cmp VALUES('0001','SCGCMP','SNOANTMEN090001','2014-09-30','---','-------------------------','6110800002503000001','SCGCMP','SNOANTMEN090001','D','PROVISION ANTIGUEDAD DE PRESTACIONES SOCIALES NOMINA MENSUAL SEPTIEMBRE 2014',46920,76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201</text:p>
          </table:table-cell>
          <table:table-cell table:style-name="ce6" office:value-type="float" office:value="59553.95">
            <text:p>59.553,95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90001','2014-09-30','---','-------------------------','6110800004201000001','SCGCMP','SNOANTMEN090001','D','PROVISION ANTIGUEDAD DE PRESTACIONES SOCIALES NOMINA MENSUAL SEPTIEMBRE 2014',59553,95,28);">
            <text:p>INSERT INTO scg_dt_cmp VALUES('0001','SCGCMP','SNOANTMEN090001','2014-09-30','---','-------------------------','6110800004201000001','SCGCMP','SNOANTMEN090001','D','PROVISION ANTIGUEDAD DE PRESTACIONES SOCIALES NOMINA MENSUAL SEPTIEMBRE 2014',59553,9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6</text:p>
          </table:table-cell>
          <table:table-cell table:style-name="ce6" office:value-type="float" office:value="14828.46">
            <text:p>14.828,46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90001','2014-09-30','---','-------------------------','6110800002806000001','SCGCMP','SNOANTMEN090001','D','PROVISION ANTIGUEDAD DE PRESTACIONES SOCIALES NOMINA MENSUAL SEPTIEMBRE 2014',14828,46,29);">
            <text:p>INSERT INTO scg_dt_cmp VALUES('0001','SCGCMP','SNOANTMEN090001','2014-09-30','---','-------------------------','6110800002806000001','SCGCMP','SNOANTMEN090001','D','PROVISION ANTIGUEDAD DE PRESTACIONES SOCIALES NOMINA MENSUAL SEPTIEMBRE 2014',14828,46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104</text:p>
          </table:table-cell>
          <table:table-cell table:style-name="ce6" office:value-type="float" office:value="124507.96">
            <text:p>124.507,96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90001','2014-09-30','---','-------------------------','6110800003104000001','SCGCMP','SNOANTMEN090001','D','PROVISION ANTIGUEDAD DE PRESTACIONES SOCIALES NOMINA MENSUAL SEPTIEMBRE 2014',124507,96,30);">
            <text:p>INSERT INTO scg_dt_cmp VALUES('0001','SCGCMP','SNOANTMEN090001','2014-09-30','---','-------------------------','6110800003104000001','SCGCMP','SNOANTMEN090001','D','PROVISION ANTIGUEDAD DE PRESTACIONES SOCIALES NOMINA MENSUAL SEPTIEMBRE 2014',124507,96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005</text:p>
          </table:table-cell>
          <table:table-cell table:style-name="ce6" office:value-type="float" office:value="100934.8">
            <text:p>100.934,80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90001','2014-09-30','---','-------------------------','6110800002005000001','SCGCMP','SNOANTMEN090001','D','PROVISION ANTIGUEDAD DE PRESTACIONES SOCIALES NOMINA MENSUAL SEPTIEMBRE 2014',100934,8,31);">
            <text:p>INSERT INTO scg_dt_cmp VALUES('0001','SCGCMP','SNOANTMEN090001','2014-09-30','---','-------------------------','6110800002005000001','SCGCMP','SNOANTMEN090001','D','PROVISION ANTIGUEDAD DE PRESTACIONES SOCIALES NOMINA MENSUAL SEPTIEMBRE 2014',100934,8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001</text:p>
          </table:table-cell>
          <table:table-cell table:style-name="ce6" office:value-type="float" office:value="49070.02">
            <text:p>49.070,02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90001','2014-09-30','---','-------------------------','6110800003001000001','SCGCMP','SNOANTMEN090001','D','PROVISION ANTIGUEDAD DE PRESTACIONES SOCIALES NOMINA MENSUAL SEPTIEMBRE 2014',49070,02,32);">
            <text:p>INSERT INTO scg_dt_cmp VALUES('0001','SCGCMP','SNOANTMEN090001','2014-09-30','---','-------------------------','6110800003001000001','SCGCMP','SNOANTMEN090001','D','PROVISION ANTIGUEDAD DE PRESTACIONES SOCIALES NOMINA MENSUAL SEPTIEMBRE 2014',49070,02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103</text:p>
          </table:table-cell>
          <table:table-cell table:style-name="ce6" office:value-type="float" office:value="56650.02">
            <text:p>56.650,02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90001','2014-09-30','---','-------------------------','6110800003103000001','SCGCMP','SNOANTMEN090001','D','PROVISION ANTIGUEDAD DE PRESTACIONES SOCIALES NOMINA MENSUAL SEPTIEMBRE 2014',56650,02,33);">
            <text:p>INSERT INTO scg_dt_cmp VALUES('0001','SCGCMP','SNOANTMEN090001','2014-09-30','---','-------------------------','6110800003103000001','SCGCMP','SNOANTMEN090001','D','PROVISION ANTIGUEDAD DE PRESTACIONES SOCIALES NOMINA MENSUAL SEPTIEMBRE 2014',56650,02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4</text:p>
          </table:table-cell>
          <table:table-cell table:style-name="ce6" office:value-type="float" office:value="2427.83">
            <text:p>2.427,83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90001','2014-09-30','---','-------------------------','6110800002104000001','SCGCMP','SNOANTMEN090001','D','PROVISION ANTIGUEDAD DE PRESTACIONES SOCIALES NOMINA MENSUAL SEPTIEMBRE 2014',2427,83,34);">
            <text:p>INSERT INTO scg_dt_cmp VALUES('0001','SCGCMP','SNOANTMEN090001','2014-09-30','---','-------------------------','6110800002104000001','SCGCMP','SNOANTMEN090001','D','PROVISION ANTIGUEDAD DE PRESTACIONES SOCIALES NOMINA MENSUAL SEPTIEMBRE 2014',2427,83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5</text:p>
          </table:table-cell>
          <table:table-cell table:style-name="ce6" office:value-type="float" office:value="63427.15">
            <text:p>63.427,15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90001','2014-09-30','---','-------------------------','6110800004505000001','SCGCMP','SNOANTMEN090001','D','PROVISION ANTIGUEDAD DE PRESTACIONES SOCIALES NOMINA MENSUAL SEPTIEMBRE 2014',63427,15,35);">
            <text:p>INSERT INTO scg_dt_cmp VALUES('0001','SCGCMP','SNOANTMEN090001','2014-09-30','---','-------------------------','6110800004505000001','SCGCMP','SNOANTMEN090001','D','PROVISION ANTIGUEDAD DE PRESTACIONES SOCIALES NOMINA MENSUAL SEPTIEMBRE 2014',63427,15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600</text:p>
          </table:table-cell>
          <table:table-cell table:style-name="ce6" office:value-type="float" office:value="5294.75">
            <text:p>5.294,75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90001','2014-09-30','---','-------------------------','6110800003600000001','SCGCMP','SNOANTMEN090001','D','PROVISION ANTIGUEDAD DE PRESTACIONES SOCIALES NOMINA MENSUAL SEPTIEMBRE 2014',5294,75,36);">
            <text:p>INSERT INTO scg_dt_cmp VALUES('0001','SCGCMP','SNOANTMEN090001','2014-09-30','---','-------------------------','6110800003600000001','SCGCMP','SNOANTMEN090001','D','PROVISION ANTIGUEDAD DE PRESTACIONES SOCIALES NOMINA MENSUAL SEPTIEMBRE 2014',5294,7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902</text:p>
          </table:table-cell>
          <table:table-cell table:style-name="ce6" office:value-type="float" office:value="17115.6">
            <text:p>17.115,60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90001','2014-09-30','---','-------------------------','6110800003902000001','SCGCMP','SNOANTMEN090001','D','PROVISION ANTIGUEDAD DE PRESTACIONES SOCIALES NOMINA MENSUAL SEPTIEMBRE 2014',17115,6,37);">
            <text:p>INSERT INTO scg_dt_cmp VALUES('0001','SCGCMP','SNOANTMEN090001','2014-09-30','---','-------------------------','6110800003902000001','SCGCMP','SNOANTMEN090001','D','PROVISION ANTIGUEDAD DE PRESTACIONES SOCIALES NOMINA MENSUAL SEPTIEMBRE 2014',17115,6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701</text:p>
          </table:table-cell>
          <table:table-cell table:style-name="ce6" office:value-type="float" office:value="72995.81">
            <text:p>72.995,81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90001','2014-09-30','---','-------------------------','6110800003701000001','SCGCMP','SNOANTMEN090001','D','PROVISION ANTIGUEDAD DE PRESTACIONES SOCIALES NOMINA MENSUAL SEPTIEMBRE 2014',72995,81,38);">
            <text:p>INSERT INTO scg_dt_cmp VALUES('0001','SCGCMP','SNOANTMEN090001','2014-09-30','---','-------------------------','6110800003701000001','SCGCMP','SNOANTMEN090001','D','PROVISION ANTIGUEDAD DE PRESTACIONES SOCIALES NOMINA MENSUAL SEPTIEMBRE 2014',72995,81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200</text:p>
          </table:table-cell>
          <table:table-cell table:style-name="ce6" office:value-type="float" office:value="39849.23">
            <text:p>39.849,23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90001','2014-09-30','---','-------------------------','6110800003200000001','SCGCMP','SNOANTMEN090001','D','PROVISION ANTIGUEDAD DE PRESTACIONES SOCIALES NOMINA MENSUAL SEPTIEMBRE 2014',39849,23,39);">
            <text:p>INSERT INTO scg_dt_cmp VALUES('0001','SCGCMP','SNOANTMEN090001','2014-09-30','---','-------------------------','6110800003200000001','SCGCMP','SNOANTMEN090001','D','PROVISION ANTIGUEDAD DE PRESTACIONES SOCIALES NOMINA MENSUAL SEPTIEMBRE 2014',39849,23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301</text:p>
          </table:table-cell>
          <table:table-cell table:style-name="ce6" office:value-type="float" office:value="39035.21">
            <text:p>39.035,21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90001','2014-09-30','---','-------------------------','6110800001301000001','SCGCMP','SNOANTMEN090001','D','PROVISION ANTIGUEDAD DE PRESTACIONES SOCIALES NOMINA MENSUAL SEPTIEMBRE 2014',39035,21,40);">
            <text:p>INSERT INTO scg_dt_cmp VALUES('0001','SCGCMP','SNOANTMEN090001','2014-09-30','---','-------------------------','6110800001301000001','SCGCMP','SNOANTMEN090001','D','PROVISION ANTIGUEDAD DE PRESTACIONES SOCIALES NOMINA MENSUAL SEPTIEMBRE 2014',39035,21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202</text:p>
          </table:table-cell>
          <table:table-cell table:style-name="ce6" office:value-type="float" office:value="70622.25">
            <text:p>70.622,25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90001','2014-09-30','---','-------------------------','6110800004202000001','SCGCMP','SNOANTMEN090001','D','PROVISION ANTIGUEDAD DE PRESTACIONES SOCIALES NOMINA MENSUAL SEPTIEMBRE 2014',70622,25,41);">
            <text:p>INSERT INTO scg_dt_cmp VALUES('0001','SCGCMP','SNOANTMEN090001','2014-09-30','---','-------------------------','6110800004202000001','SCGCMP','SNOANTMEN090001','D','PROVISION ANTIGUEDAD DE PRESTACIONES SOCIALES NOMINA MENSUAL SEPTIEMBRE 2014',70622,2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6</text:p>
          </table:table-cell>
          <table:table-cell table:style-name="ce6" office:value-type="float" office:value="47783.56">
            <text:p>47.783,56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90001','2014-09-30','---','-------------------------','6110800004506000001','SCGCMP','SNOANTMEN090001','D','PROVISION ANTIGUEDAD DE PRESTACIONES SOCIALES NOMINA MENSUAL SEPTIEMBRE 2014',47783,56,42);">
            <text:p>INSERT INTO scg_dt_cmp VALUES('0001','SCGCMP','SNOANTMEN090001','2014-09-30','---','-------------------------','6110800004506000001','SCGCMP','SNOANTMEN090001','D','PROVISION ANTIGUEDAD DE PRESTACIONES SOCIALES NOMINA MENSUAL SEPTIEMBRE 2014',47783,56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3</text:p>
          </table:table-cell>
          <table:table-cell table:style-name="ce6" office:value-type="float" office:value="20771.98">
            <text:p>20.771,98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90001','2014-09-30','---','-------------------------','6110800002103000001','SCGCMP','SNOANTMEN090001','D','PROVISION ANTIGUEDAD DE PRESTACIONES SOCIALES NOMINA MENSUAL SEPTIEMBRE 2014',20771,98,43);">
            <text:p>INSERT INTO scg_dt_cmp VALUES('0001','SCGCMP','SNOANTMEN090001','2014-09-30','---','-------------------------','6110800002103000001','SCGCMP','SNOANTMEN090001','D','PROVISION ANTIGUEDAD DE PRESTACIONES SOCIALES NOMINA MENSUAL SEPTIEMBRE 2014',20771,98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1060.31">
            <text:p>11.060,31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90001','2014-09-30','---','-------------------------','6110800004001000001','SCGCMP','SNOANTMEN090001','D','PROVISION ANTIGUEDAD DE PRESTACIONES SOCIALES NOMINA MENSUAL SEPTIEMBRE 2014',11060,31,44);">
            <text:p>INSERT INTO scg_dt_cmp VALUES('0001','SCGCMP','SNOANTMEN090001','2014-09-30','---','-------------------------','6110800004001000001','SCGCMP','SNOANTMEN090001','D','PROVISION ANTIGUEDAD DE PRESTACIONES SOCIALES NOMINA MENSUAL SEPTIEMBRE 2014',11060,31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82974.2">
            <text:p>182.974,20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90001','2014-09-30','---','-------------------------','6110800003201000001','SCGCMP','SNOANTMEN090001','D','PROVISION ANTIGUEDAD DE PRESTACIONES SOCIALES NOMINA MENSUAL SEPTIEMBRE 2014',182974,2,45);">
            <text:p>INSERT INTO scg_dt_cmp VALUES('0001','SCGCMP','SNOANTMEN090001','2014-09-30','---','-------------------------','6110800003201000001','SCGCMP','SNOANTMEN090001','D','PROVISION ANTIGUEDAD DE PRESTACIONES SOCIALES NOMINA MENSUAL SEPTIEMBRE 2014',182974,2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450.37">
            <text:p>1.450,37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90001','2014-09-30','---','-------------------------','6110800001300000001','SCGCMP','SNOANTMEN090001','D','PROVISION ANTIGUEDAD DE PRESTACIONES SOCIALES NOMINA MENSUAL SEPTIEMBRE 2014',1450,37,46);">
            <text:p>INSERT INTO scg_dt_cmp VALUES('0001','SCGCMP','SNOANTMEN090001','2014-09-30','---','-------------------------','6110800001300000001','SCGCMP','SNOANTMEN090001','D','PROVISION ANTIGUEDAD DE PRESTACIONES SOCIALES NOMINA MENSUAL SEPTIEMBRE 2014',1450,37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5</text:p>
          </table:table-cell>
          <table:table-cell table:style-name="ce6" office:value-type="float" office:value="24165.4">
            <text:p>24.165,40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90001','2014-09-30','---','-------------------------','6110800002905000001','SCGCMP','SNOANTMEN090001','D','PROVISION ANTIGUEDAD DE PRESTACIONES SOCIALES NOMINA MENSUAL SEPTIEMBRE 2014',24165,4,47);">
            <text:p>INSERT INTO scg_dt_cmp VALUES('0001','SCGCMP','SNOANTMEN090001','2014-09-30','---','-------------------------','6110800002905000001','SCGCMP','SNOANTMEN090001','D','PROVISION ANTIGUEDAD DE PRESTACIONES SOCIALES NOMINA MENSUAL SEPTIEMBRE 2014',24165,4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200</text:p>
          </table:table-cell>
          <table:table-cell table:style-name="ce6" office:value-type="float" office:value="114355.8">
            <text:p>114.355,80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90001','2014-09-30','---','-------------------------','6110800002200000001','SCGCMP','SNOANTMEN090001','D','PROVISION ANTIGUEDAD DE PRESTACIONES SOCIALES NOMINA MENSUAL SEPTIEMBRE 2014',114355,8,48);">
            <text:p>INSERT INTO scg_dt_cmp VALUES('0001','SCGCMP','SNOANTMEN090001','2014-09-30','---','-------------------------','6110800002200000001','SCGCMP','SNOANTMEN090001','D','PROVISION ANTIGUEDAD DE PRESTACIONES SOCIALES NOMINA MENSUAL SEPTIEMBRE 2014',114355,8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0</text:p>
          </table:table-cell>
          <table:table-cell table:style-name="ce6" office:value-type="float" office:value="8989.04">
            <text:p>8.989,04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90001','2014-09-30','---','-------------------------','6110800004500000001','SCGCMP','SNOANTMEN090001','D','PROVISION ANTIGUEDAD DE PRESTACIONES SOCIALES NOMINA MENSUAL SEPTIEMBRE 2014',8989,04,49);">
            <text:p>INSERT INTO scg_dt_cmp VALUES('0001','SCGCMP','SNOANTMEN090001','2014-09-30','---','-------------------------','6110800004500000001','SCGCMP','SNOANTMEN090001','D','PROVISION ANTIGUEDAD DE PRESTACIONES SOCIALES NOMINA MENSUAL SEPTIEMBRE 2014',8989,04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6</text:p>
          </table:table-cell>
          <table:table-cell table:style-name="ce6" office:value-type="float" office:value="3626.05">
            <text:p>3.626,05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90001','2014-09-30','---','-------------------------','6110800002106000001','SCGCMP','SNOANTMEN090001','D','PROVISION ANTIGUEDAD DE PRESTACIONES SOCIALES NOMINA MENSUAL SEPTIEMBRE 2014',3626,05,50);">
            <text:p>INSERT INTO scg_dt_cmp VALUES('0001','SCGCMP','SNOANTMEN090001','2014-09-30','---','-------------------------','6110800002106000001','SCGCMP','SNOANTMEN090001','D','PROVISION ANTIGUEDAD DE PRESTACIONES SOCIALES NOMINA MENSUAL SEPTIEMBRE 2014',3626,05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800</text:p>
          </table:table-cell>
          <table:table-cell table:style-name="ce6" office:value-type="float" office:value="3984.14">
            <text:p>3.984,14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90001','2014-09-30','---','-------------------------','6110800004800000001','SCGCMP','SNOANTMEN090001','D','PROVISION ANTIGUEDAD DE PRESTACIONES SOCIALES NOMINA MENSUAL SEPTIEMBRE 2014',3984,14,51);">
            <text:p>INSERT INTO scg_dt_cmp VALUES('0001','SCGCMP','SNOANTMEN090001','2014-09-30','---','-------------------------','6110800004800000001','SCGCMP','SNOANTMEN090001','D','PROVISION ANTIGUEDAD DE PRESTACIONES SOCIALES NOMINA MENSUAL SEPTIEMBRE 2014',3984,14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601</text:p>
          </table:table-cell>
          <table:table-cell table:style-name="ce6" office:value-type="float" office:value="10688.34">
            <text:p>10.688,34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90001','2014-09-30','---','-------------------------','6110800003601000001','SCGCMP','SNOANTMEN090001','D','PROVISION ANTIGUEDAD DE PRESTACIONES SOCIALES NOMINA MENSUAL SEPTIEMBRE 2014',10688,34,52);">
            <text:p>INSERT INTO scg_dt_cmp VALUES('0001','SCGCMP','SNOANTMEN090001','2014-09-30','---','-------------------------','6110800003601000001','SCGCMP','SNOANTMEN090001','D','PROVISION ANTIGUEDAD DE PRESTACIONES SOCIALES NOMINA MENSUAL SEPTIEMBRE 2014',10688,34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305</text:p>
          </table:table-cell>
          <table:table-cell table:style-name="ce6" office:value-type="float" office:value="25919.36">
            <text:p>25.919,36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90001','2014-09-30','---','-------------------------','6110800003305000001','SCGCMP','SNOANTMEN090001','D','PROVISION ANTIGUEDAD DE PRESTACIONES SOCIALES NOMINA MENSUAL SEPTIEMBRE 2014',25919,36,53);">
            <text:p>INSERT INTO scg_dt_cmp VALUES('0001','SCGCMP','SNOANTMEN090001','2014-09-30','---','-------------------------','6110800003305000001','SCGCMP','SNOANTMEN090001','D','PROVISION ANTIGUEDAD DE PRESTACIONES SOCIALES NOMINA MENSUAL SEPTIEMBRE 2014',25919,36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304</text:p>
          </table:table-cell>
          <table:table-cell table:style-name="ce6" office:value-type="float" office:value="18436.05">
            <text:p>18.436,05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90001','2014-09-30','---','-------------------------','6110800002304000001','SCGCMP','SNOANTMEN090001','D','PROVISION ANTIGUEDAD DE PRESTACIONES SOCIALES NOMINA MENSUAL SEPTIEMBRE 2014',18436,05,54);">
            <text:p>INSERT INTO scg_dt_cmp VALUES('0001','SCGCMP','SNOANTMEN090001','2014-09-30','---','-------------------------','6110800002304000001','SCGCMP','SNOANTMEN090001','D','PROVISION ANTIGUEDAD DE PRESTACIONES SOCIALES NOMINA MENSUAL SEPTIEMBRE 2014',18436,05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602</text:p>
          </table:table-cell>
          <table:table-cell table:style-name="ce6" office:value-type="float" office:value="20460.6">
            <text:p>20.460,60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90001','2014-09-30','---','-------------------------','6110800002602000001','SCGCMP','SNOANTMEN090001','D','PROVISION ANTIGUEDAD DE PRESTACIONES SOCIALES NOMINA MENSUAL SEPTIEMBRE 2014',20460,6,55);">
            <text:p>INSERT INTO scg_dt_cmp VALUES('0001','SCGCMP','SNOANTMEN090001','2014-09-30','---','-------------------------','6110800002602000001','SCGCMP','SNOANTMEN090001','D','PROVISION ANTIGUEDAD DE PRESTACIONES SOCIALES NOMINA MENSUAL SEPTIEMBRE 2014',20460,6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1</text:p>
          </table:table-cell>
          <table:table-cell table:style-name="ce6" office:value-type="float" office:value="58104.73">
            <text:p>58.104,73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90001','2014-09-30','---','-------------------------','6110800002901000001','SCGCMP','SNOANTMEN090001','D','PROVISION ANTIGUEDAD DE PRESTACIONES SOCIALES NOMINA MENSUAL SEPTIEMBRE 2014',58104,73,56);">
            <text:p>INSERT INTO scg_dt_cmp VALUES('0001','SCGCMP','SNOANTMEN090001','2014-09-30','---','-------------------------','6110800002901000001','SCGCMP','SNOANTMEN090001','D','PROVISION ANTIGUEDAD DE PRESTACIONES SOCIALES NOMINA MENSUAL SEPTIEMBRE 2014',58104,73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802</text:p>
          </table:table-cell>
          <table:table-cell table:style-name="ce6" office:value-type="float" office:value="44665.92">
            <text:p>44.665,92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90001','2014-09-30','---','-------------------------','6110800003802000001','SCGCMP','SNOANTMEN090001','D','PROVISION ANTIGUEDAD DE PRESTACIONES SOCIALES NOMINA MENSUAL SEPTIEMBRE 2014',44665,92,57);">
            <text:p>INSERT INTO scg_dt_cmp VALUES('0001','SCGCMP','SNOANTMEN090001','2014-09-30','---','-------------------------','6110800003802000001','SCGCMP','SNOANTMEN090001','D','PROVISION ANTIGUEDAD DE PRESTACIONES SOCIALES NOMINA MENSUAL SEPTIEMBRE 2014',44665,92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300</text:p>
          </table:table-cell>
          <table:table-cell table:style-name="ce6" office:value-type="float" office:value="34886.9">
            <text:p>34.886,90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90001','2014-09-30','---','-------------------------','6110800002300000001','SCGCMP','SNOANTMEN090001','D','PROVISION ANTIGUEDAD DE PRESTACIONES SOCIALES NOMINA MENSUAL SEPTIEMBRE 2014',34886,9,58);">
            <text:p>INSERT INTO scg_dt_cmp VALUES('0001','SCGCMP','SNOANTMEN090001','2014-09-30','---','-------------------------','6110800002300000001','SCGCMP','SNOANTMEN090001','D','PROVISION ANTIGUEDAD DE PRESTACIONES SOCIALES NOMINA MENSUAL SEPTIEMBRE 2014',34886,9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0</text:p>
          </table:table-cell>
          <table:table-cell table:style-name="ce6" office:value-type="float" office:value="7985.78">
            <text:p>7.985,78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90001','2014-09-30','---','-------------------------','6110800002800000001','SCGCMP','SNOANTMEN090001','D','PROVISION ANTIGUEDAD DE PRESTACIONES SOCIALES NOMINA MENSUAL SEPTIEMBRE 2014',7985,78,59);">
            <text:p>INSERT INTO scg_dt_cmp VALUES('0001','SCGCMP','SNOANTMEN090001','2014-09-30','---','-------------------------','6110800002800000001','SCGCMP','SNOANTMEN090001','D','PROVISION ANTIGUEDAD DE PRESTACIONES SOCIALES NOMINA MENSUAL SEPTIEMBRE 2014',7985,78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101</text:p>
          </table:table-cell>
          <table:table-cell table:style-name="ce6" office:value-type="float" office:value="11989.64">
            <text:p>11.989,64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90001','2014-09-30','---','-------------------------','6110800003101000001','SCGCMP','SNOANTMEN090001','D','PROVISION ANTIGUEDAD DE PRESTACIONES SOCIALES NOMINA MENSUAL SEPTIEMBRE 2014',11989,64,60);">
            <text:p>INSERT INTO scg_dt_cmp VALUES('0001','SCGCMP','SNOANTMEN090001','2014-09-30','---','-------------------------','6110800003101000001','SCGCMP','SNOANTMEN090001','D','PROVISION ANTIGUEDAD DE PRESTACIONES SOCIALES NOMINA MENSUAL SEPTIEMBRE 2014',11989,64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203</text:p>
          </table:table-cell>
          <table:table-cell table:style-name="ce6" office:value-type="float" office:value="83337.56">
            <text:p>83.337,56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90001','2014-09-30','---','-------------------------','6110800004203000001','SCGCMP','SNOANTMEN090001','D','PROVISION ANTIGUEDAD DE PRESTACIONES SOCIALES NOMINA MENSUAL SEPTIEMBRE 2014',83337,56,61);">
            <text:p>INSERT INTO scg_dt_cmp VALUES('0001','SCGCMP','SNOANTMEN090001','2014-09-30','---','-------------------------','6110800004203000001','SCGCMP','SNOANTMEN090001','D','PROVISION ANTIGUEDAD DE PRESTACIONES SOCIALES NOMINA MENSUAL SEPTIEMBRE 2014',83337,56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301</text:p>
          </table:table-cell>
          <table:table-cell table:style-name="ce6" office:value-type="float" office:value="30147.31">
            <text:p>30.147,31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90001','2014-09-30','---','-------------------------','6110800003301000001','SCGCMP','SNOANTMEN090001','D','PROVISION ANTIGUEDAD DE PRESTACIONES SOCIALES NOMINA MENSUAL SEPTIEMBRE 2014',30147,31,62);">
            <text:p>INSERT INTO scg_dt_cmp VALUES('0001','SCGCMP','SNOANTMEN090001','2014-09-30','---','-------------------------','6110800003301000001','SCGCMP','SNOANTMEN090001','D','PROVISION ANTIGUEDAD DE PRESTACIONES SOCIALES NOMINA MENSUAL SEPTIEMBRE 2014',30147,31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102</text:p>
          </table:table-cell>
          <table:table-cell table:style-name="ce6" office:value-type="float" office:value="23580.77">
            <text:p>23.580,77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90001','2014-09-30','---','-------------------------','6110800004102000001','SCGCMP','SNOANTMEN090001','D','PROVISION ANTIGUEDAD DE PRESTACIONES SOCIALES NOMINA MENSUAL SEPTIEMBRE 2014',23580,77,63);">
            <text:p>INSERT INTO scg_dt_cmp VALUES('0001','SCGCMP','SNOANTMEN090001','2014-09-30','---','-------------------------','6110800004102000001','SCGCMP','SNOANTMEN090001','D','PROVISION ANTIGUEDAD DE PRESTACIONES SOCIALES NOMINA MENSUAL SEPTIEMBRE 2014',23580,77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100</text:p>
          </table:table-cell>
          <table:table-cell table:style-name="ce6" office:value-type="float" office:value="12513.7">
            <text:p>12.513,70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90001','2014-09-30','---','-------------------------','6110800003100000001','SCGCMP','SNOANTMEN090001','D','PROVISION ANTIGUEDAD DE PRESTACIONES SOCIALES NOMINA MENSUAL SEPTIEMBRE 2014',12513,7,64);">
            <text:p>INSERT INTO scg_dt_cmp VALUES('0001','SCGCMP','SNOANTMEN090001','2014-09-30','---','-------------------------','6110800003100000001','SCGCMP','SNOANTMEN090001','D','PROVISION ANTIGUEDAD DE PRESTACIONES SOCIALES NOMINA MENSUAL SEPTIEMBRE 2014',12513,7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2</text:p>
          </table:table-cell>
          <table:table-cell table:style-name="ce6" office:value-type="float" office:value="94699.11">
            <text:p>94.699,11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90001','2014-09-30','---','-------------------------','6110800002402000001','SCGCMP','SNOANTMEN090001','D','PROVISION ANTIGUEDAD DE PRESTACIONES SOCIALES NOMINA MENSUAL SEPTIEMBRE 2014',94699,11,65);">
            <text:p>INSERT INTO scg_dt_cmp VALUES('0001','SCGCMP','SNOANTMEN090001','2014-09-30','---','-------------------------','6110800002402000001','SCGCMP','SNOANTMEN090001','D','PROVISION ANTIGUEDAD DE PRESTACIONES SOCIALES NOMINA MENSUAL SEPTIEMBRE 2014',94699,11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602</text:p>
          </table:table-cell>
          <table:table-cell table:style-name="ce6" office:value-type="float" office:value="15204.62">
            <text:p>15.204,62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90001','2014-09-30','---','-------------------------','6110800003602000001','SCGCMP','SNOANTMEN090001','D','PROVISION ANTIGUEDAD DE PRESTACIONES SOCIALES NOMINA MENSUAL SEPTIEMBRE 2014',15204,62,66);">
            <text:p>INSERT INTO scg_dt_cmp VALUES('0001','SCGCMP','SNOANTMEN090001','2014-09-30','---','-------------------------','6110800003602000001','SCGCMP','SNOANTMEN090001','D','PROVISION ANTIGUEDAD DE PRESTACIONES SOCIALES NOMINA MENSUAL SEPTIEMBRE 2014',15204,62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903</text:p>
          </table:table-cell>
          <table:table-cell table:style-name="ce6" office:value-type="float" office:value="10066.05">
            <text:p>10.066,05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90001','2014-09-30','---','-------------------------','6110800003903000001','SCGCMP','SNOANTMEN090001','D','PROVISION ANTIGUEDAD DE PRESTACIONES SOCIALES NOMINA MENSUAL SEPTIEMBRE 2014',10066,05,67);">
            <text:p>INSERT INTO scg_dt_cmp VALUES('0001','SCGCMP','SNOANTMEN090001','2014-09-30','---','-------------------------','6110800003903000001','SCGCMP','SNOANTMEN090001','D','PROVISION ANTIGUEDAD DE PRESTACIONES SOCIALES NOMINA MENSUAL SEPTIEMBRE 2014',10066,05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3823.7">
            <text:p>13.823,70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90001','2014-09-30','---','-------------------------','6110800004504000001','SCGCMP','SNOANTMEN090001','D','PROVISION ANTIGUEDAD DE PRESTACIONES SOCIALES NOMINA MENSUAL SEPTIEMBRE 2014',13823,7,68);">
            <text:p>INSERT INTO scg_dt_cmp VALUES('0001','SCGCMP','SNOANTMEN090001','2014-09-30','---','-------------------------','6110800004504000001','SCGCMP','SNOANTMEN090001','D','PROVISION ANTIGUEDAD DE PRESTACIONES SOCIALES NOMINA MENSUAL SEPTIEMBRE 2014',13823,7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50231.63">
            <text:p>150.231,63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90001','2014-09-30','---','-------------------------','6110800002002000001','SCGCMP','SNOANTMEN090001','D','PROVISION ANTIGUEDAD DE PRESTACIONES SOCIALES NOMINA MENSUAL SEPTIEMBRE 2014',150231,63,69);">
            <text:p>INSERT INTO scg_dt_cmp VALUES('0001','SCGCMP','SNOANTMEN090001','2014-09-30','---','-------------------------','6110800002002000001','SCGCMP','SNOANTMEN090001','D','PROVISION ANTIGUEDAD DE PRESTACIONES SOCIALES NOMINA MENSUAL SEPTIEMBRE 2014',150231,63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500</text:p>
          </table:table-cell>
          <table:table-cell table:style-name="ce6" office:value-type="float" office:value="93249.65">
            <text:p>93.249,65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90001','2014-09-30','---','-------------------------','6110800002500000001','SCGCMP','SNOANTMEN090001','D','PROVISION ANTIGUEDAD DE PRESTACIONES SOCIALES NOMINA MENSUAL SEPTIEMBRE 2014',93249,65,70);">
            <text:p>INSERT INTO scg_dt_cmp VALUES('0001','SCGCMP','SNOANTMEN090001','2014-09-30','---','-------------------------','6110800002500000001','SCGCMP','SNOANTMEN090001','D','PROVISION ANTIGUEDAD DE PRESTACIONES SOCIALES NOMINA MENSUAL SEPTIEMBRE 2014',93249,65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5</text:p>
          </table:table-cell>
          <table:table-cell table:style-name="ce6" office:value-type="float" office:value="7569.11">
            <text:p>7.569,11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90001','2014-09-30','---','-------------------------','6110800002105000001','SCGCMP','SNOANTMEN090001','D','PROVISION ANTIGUEDAD DE PRESTACIONES SOCIALES NOMINA MENSUAL SEPTIEMBRE 2014',7569,11,71);">
            <text:p>INSERT INTO scg_dt_cmp VALUES('0001','SCGCMP','SNOANTMEN090001','2014-09-30','---','-------------------------','6110800002105000001','SCGCMP','SNOANTMEN090001','D','PROVISION ANTIGUEDAD DE PRESTACIONES SOCIALES NOMINA MENSUAL SEPTIEMBRE 2014',7569,11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103</text:p>
          </table:table-cell>
          <table:table-cell table:style-name="ce6" office:value-type="float" office:value="15290.55">
            <text:p>15.290,55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90001','2014-09-30','---','-------------------------','6110800004103000001','SCGCMP','SNOANTMEN090001','D','PROVISION ANTIGUEDAD DE PRESTACIONES SOCIALES NOMINA MENSUAL SEPTIEMBRE 2014',15290,55,72);">
            <text:p>INSERT INTO scg_dt_cmp VALUES('0001','SCGCMP','SNOANTMEN090001','2014-09-30','---','-------------------------','6110800004103000001','SCGCMP','SNOANTMEN090001','D','PROVISION ANTIGUEDAD DE PRESTACIONES SOCIALES NOMINA MENSUAL SEPTIEMBRE 2014',15290,55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5</text:p>
          </table:table-cell>
          <table:table-cell table:style-name="ce6" office:value-type="float" office:value="7484.03">
            <text:p>7.484,03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90001','2014-09-30','---','-------------------------','6110800002805000001','SCGCMP','SNOANTMEN090001','D','PROVISION ANTIGUEDAD DE PRESTACIONES SOCIALES NOMINA MENSUAL SEPTIEMBRE 2014',7484,03,73);">
            <text:p>INSERT INTO scg_dt_cmp VALUES('0001','SCGCMP','SNOANTMEN090001','2014-09-30','---','-------------------------','6110800002805000001','SCGCMP','SNOANTMEN090001','D','PROVISION ANTIGUEDAD DE PRESTACIONES SOCIALES NOMINA MENSUAL SEPTIEMBRE 2014',7484,03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002</text:p>
          </table:table-cell>
          <table:table-cell table:style-name="ce6" office:value-type="float" office:value="29263.95">
            <text:p>29.263,95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90001','2014-09-30','---','-------------------------','6110800004002000001','SCGCMP','SNOANTMEN090001','D','PROVISION ANTIGUEDAD DE PRESTACIONES SOCIALES NOMINA MENSUAL SEPTIEMBRE 2014',29263,95,74);">
            <text:p>INSERT INTO scg_dt_cmp VALUES('0001','SCGCMP','SNOANTMEN090001','2014-09-30','---','-------------------------','6110800004002000001','SCGCMP','SNOANTMEN090001','D','PROVISION ANTIGUEDAD DE PRESTACIONES SOCIALES NOMINA MENSUAL SEPTIEMBRE 2014',29263,95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601</text:p>
          </table:table-cell>
          <table:table-cell table:style-name="ce6" office:value-type="float" office:value="34308.6">
            <text:p>34.308,60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90001','2014-09-30','---','-------------------------','6110800004601000001','SCGCMP','SNOANTMEN090001','D','PROVISION ANTIGUEDAD DE PRESTACIONES SOCIALES NOMINA MENSUAL SEPTIEMBRE 2014',34308,6,75);">
            <text:p>INSERT INTO scg_dt_cmp VALUES('0001','SCGCMP','SNOANTMEN090001','2014-09-30','---','-------------------------','6110800004601000001','SCGCMP','SNOANTMEN090001','D','PROVISION ANTIGUEDAD DE PRESTACIONES SOCIALES NOMINA MENSUAL SEPTIEMBRE 2014',34308,6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0</text:p>
          </table:table-cell>
          <table:table-cell table:style-name="ce6" office:value-type="float" office:value="43707.28">
            <text:p>43.707,28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90001','2014-09-30','---','-------------------------','6110800002400000001','SCGCMP','SNOANTMEN090001','D','PROVISION ANTIGUEDAD DE PRESTACIONES SOCIALES NOMINA MENSUAL SEPTIEMBRE 2014',43707,28,76);">
            <text:p>INSERT INTO scg_dt_cmp VALUES('0001','SCGCMP','SNOANTMEN090001','2014-09-30','---','-------------------------','6110800002400000001','SCGCMP','SNOANTMEN090001','D','PROVISION ANTIGUEDAD DE PRESTACIONES SOCIALES NOMINA MENSUAL SEPTIEMBRE 2014',43707,28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300</text:p>
          </table:table-cell>
          <table:table-cell table:style-name="ce6" office:value-type="float" office:value="22913.61">
            <text:p>22.913,61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90001','2014-09-30','---','-------------------------','6110800003300000001','SCGCMP','SNOANTMEN090001','D','PROVISION ANTIGUEDAD DE PRESTACIONES SOCIALES NOMINA MENSUAL SEPTIEMBRE 2014',22913,61,77);">
            <text:p>INSERT INTO scg_dt_cmp VALUES('0001','SCGCMP','SNOANTMEN090001','2014-09-30','---','-------------------------','6110800003300000001','SCGCMP','SNOANTMEN090001','D','PROVISION ANTIGUEDAD DE PRESTACIONES SOCIALES NOMINA MENSUAL SEPTIEMBRE 2014',22913,61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4973.63">
            <text:p>14.973,63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90001','2014-09-30','---','-------------------------','6110800002405000001','SCGCMP','SNOANTMEN090001','D','PROVISION ANTIGUEDAD DE PRESTACIONES SOCIALES NOMINA MENSUAL SEPTIEMBRE 2014',14973,63,78);">
            <text:p>INSERT INTO scg_dt_cmp VALUES('0001','SCGCMP','SNOANTMEN090001','2014-09-30','---','-------------------------','6110800002405000001','SCGCMP','SNOANTMEN090001','D','PROVISION ANTIGUEDAD DE PRESTACIONES SOCIALES NOMINA MENSUAL SEPTIEMBRE 2014',14973,63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4</text:p>
          </table:table-cell>
          <table:table-cell table:style-name="ce6" office:value-type="float" office:value="27199.24">
            <text:p>27.199,24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90001','2014-09-30','---','-------------------------','6110800002904000001','SCGCMP','SNOANTMEN090001','D','PROVISION ANTIGUEDAD DE PRESTACIONES SOCIALES NOMINA MENSUAL SEPTIEMBRE 2014',27199,24,79);">
            <text:p>INSERT INTO scg_dt_cmp VALUES('0001','SCGCMP','SNOANTMEN090001','2014-09-30','---','-------------------------','6110800002904000001','SCGCMP','SNOANTMEN090001','D','PROVISION ANTIGUEDAD DE PRESTACIONES SOCIALES NOMINA MENSUAL SEPTIEMBRE 2014',27199,24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1</text:p>
          </table:table-cell>
          <table:table-cell table:style-name="ce6" office:value-type="float" office:value="12725.06">
            <text:p>12.725,06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90001','2014-09-30','---','-------------------------','6110800002801000001','SCGCMP','SNOANTMEN090001','D','PROVISION ANTIGUEDAD DE PRESTACIONES SOCIALES NOMINA MENSUAL SEPTIEMBRE 2014',12725,06,80);">
            <text:p>INSERT INTO scg_dt_cmp VALUES('0001','SCGCMP','SNOANTMEN090001','2014-09-30','---','-------------------------','6110800002801000001','SCGCMP','SNOANTMEN090001','D','PROVISION ANTIGUEDAD DE PRESTACIONES SOCIALES NOMINA MENSUAL SEPTIEMBRE 2014',12725,06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603</text:p>
          </table:table-cell>
          <table:table-cell table:style-name="ce6" office:value-type="float" office:value="20775.99">
            <text:p>20.775,99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90001','2014-09-30','---','-------------------------','6110800004603000001','SCGCMP','SNOANTMEN090001','D','PROVISION ANTIGUEDAD DE PRESTACIONES SOCIALES NOMINA MENSUAL SEPTIEMBRE 2014',20775,99,81);">
            <text:p>INSERT INTO scg_dt_cmp VALUES('0001','SCGCMP','SNOANTMEN090001','2014-09-30','---','-------------------------','6110800004603000001','SCGCMP','SNOANTMEN090001','D','PROVISION ANTIGUEDAD DE PRESTACIONES SOCIALES NOMINA MENSUAL SEPTIEMBRE 2014',20775,99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400</text:p>
          </table:table-cell>
          <table:table-cell table:style-name="ce6" office:value-type="float" office:value="29364.19">
            <text:p>29.364,19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90001','2014-09-30','---','-------------------------','6110800004400000001','SCGCMP','SNOANTMEN090001','D','PROVISION ANTIGUEDAD DE PRESTACIONES SOCIALES NOMINA MENSUAL SEPTIEMBRE 2014',29364,19,82);">
            <text:p>INSERT INTO scg_dt_cmp VALUES('0001','SCGCMP','SNOANTMEN090001','2014-09-30','---','-------------------------','6110800004400000001','SCGCMP','SNOANTMEN090001','D','PROVISION ANTIGUEDAD DE PRESTACIONES SOCIALES NOMINA MENSUAL SEPTIEMBRE 2014',29364,19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306</text:p>
          </table:table-cell>
          <table:table-cell table:style-name="ce6" office:value-type="float" office:value="29582.5">
            <text:p>29.582,50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90001','2014-09-30','---','-------------------------','6110800002306000001','SCGCMP','SNOANTMEN090001','D','PROVISION ANTIGUEDAD DE PRESTACIONES SOCIALES NOMINA MENSUAL SEPTIEMBRE 2014',29582,5,83);">
            <text:p>INSERT INTO scg_dt_cmp VALUES('0001','SCGCMP','SNOANTMEN090001','2014-09-30','---','-------------------------','6110800002306000001','SCGCMP','SNOANTMEN090001','D','PROVISION ANTIGUEDAD DE PRESTACIONES SOCIALES NOMINA MENSUAL SEPTIEMBRE 2014',29582,5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5898.5">
            <text:p>15.898,50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90001','2014-09-30','---','-------------------------','6110800001101000001','SCGCMP','SNOANTMEN090001','D','PROVISION ANTIGUEDAD DE PRESTACIONES SOCIALES NOMINA MENSUAL SEPTIEMBRE 2014',15898,5,84);">
            <text:p>INSERT INTO scg_dt_cmp VALUES('0001','SCGCMP','SNOANTMEN090001','2014-09-30','---','-------------------------','6110800001101000001','SCGCMP','SNOANTMEN090001','D','PROVISION ANTIGUEDAD DE PRESTACIONES SOCIALES NOMINA MENSUAL SEPTIEMBRE 2014',15898,5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102</text:p>
          </table:table-cell>
          <table:table-cell table:style-name="ce6" office:value-type="float" office:value="30390.16">
            <text:p>30.390,16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90001','2014-09-30','---','-------------------------','6110800003102000001','SCGCMP','SNOANTMEN090001','D','PROVISION ANTIGUEDAD DE PRESTACIONES SOCIALES NOMINA MENSUAL SEPTIEMBRE 2014',30390,16,85);">
            <text:p>INSERT INTO scg_dt_cmp VALUES('0001','SCGCMP','SNOANTMEN090001','2014-09-30','---','-------------------------','6110800003102000001','SCGCMP','SNOANTMEN090001','D','PROVISION ANTIGUEDAD DE PRESTACIONES SOCIALES NOMINA MENSUAL SEPTIEMBRE 2014',30390,16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004</text:p>
          </table:table-cell>
          <table:table-cell table:style-name="ce6" office:value-type="float" office:value="14133.65">
            <text:p>14.133,65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90001','2014-09-30','---','-------------------------','6110800002004000001','SCGCMP','SNOANTMEN090001','D','PROVISION ANTIGUEDAD DE PRESTACIONES SOCIALES NOMINA MENSUAL SEPTIEMBRE 2014',14133,65,86);">
            <text:p>INSERT INTO scg_dt_cmp VALUES('0001','SCGCMP','SNOANTMEN090001','2014-09-30','---','-------------------------','6110800002004000001','SCGCMP','SNOANTMEN090001','D','PROVISION ANTIGUEDAD DE PRESTACIONES SOCIALES NOMINA MENSUAL SEPTIEMBRE 2014',14133,65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100</text:p>
          </table:table-cell>
          <table:table-cell table:style-name="ce6" office:value-type="float" office:value="4856.61">
            <text:p>4.856,61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90001','2014-09-30','---','-------------------------','6110800004100000001','SCGCMP','SNOANTMEN090001','D','PROVISION ANTIGUEDAD DE PRESTACIONES SOCIALES NOMINA MENSUAL SEPTIEMBRE 2014',4856,61,87);">
            <text:p>INSERT INTO scg_dt_cmp VALUES('0001','SCGCMP','SNOANTMEN090001','2014-09-30','---','-------------------------','6110800004100000001','SCGCMP','SNOANTMEN090001','D','PROVISION ANTIGUEDAD DE PRESTACIONES SOCIALES NOMINA MENSUAL SEPTIEMBRE 2014',4856,61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1</text:p>
          </table:table-cell>
          <table:table-cell table:style-name="ce6" office:value-type="float" office:value="159567.96">
            <text:p>159.567,96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90001','2014-09-30','---','-------------------------','6110800002101000001','SCGCMP','SNOANTMEN090001','D','PROVISION ANTIGUEDAD DE PRESTACIONES SOCIALES NOMINA MENSUAL SEPTIEMBRE 2014',159567,96,88);">
            <text:p>INSERT INTO scg_dt_cmp VALUES('0001','SCGCMP','SNOANTMEN090001','2014-09-30','---','-------------------------','6110800002101000001','SCGCMP','SNOANTMEN090001','D','PROVISION ANTIGUEDAD DE PRESTACIONES SOCIALES NOMINA MENSUAL SEPTIEMBRE 2014',159567,96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7</text:p>
          </table:table-cell>
          <table:table-cell table:style-name="ce6" office:value-type="float" office:value="22737.66">
            <text:p>22.737,66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90001','2014-09-30','---','-------------------------','6110800004507000001','SCGCMP','SNOANTMEN090001','D','PROVISION ANTIGUEDAD DE PRESTACIONES SOCIALES NOMINA MENSUAL SEPTIEMBRE 2014',22737,66,89);">
            <text:p>INSERT INTO scg_dt_cmp VALUES('0001','SCGCMP','SNOANTMEN090001','2014-09-30','---','-------------------------','6110800004507000001','SCGCMP','SNOANTMEN090001','D','PROVISION ANTIGUEDAD DE PRESTACIONES SOCIALES NOMINA MENSUAL SEPTIEMBRE 2014',22737,66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6</text:p>
          </table:table-cell>
          <table:table-cell table:style-name="ce6" office:value-type="float" office:value="7898.91">
            <text:p>7.898,91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90001','2014-09-30','---','-------------------------','6110800002906000001','SCGCMP','SNOANTMEN090001','D','PROVISION ANTIGUEDAD DE PRESTACIONES SOCIALES NOMINA MENSUAL SEPTIEMBRE 2014',7898,91,90);">
            <text:p>INSERT INTO scg_dt_cmp VALUES('0001','SCGCMP','SNOANTMEN090001','2014-09-30','---','-------------------------','6110800002906000001','SCGCMP','SNOANTMEN090001','D','PROVISION ANTIGUEDAD DE PRESTACIONES SOCIALES NOMINA MENSUAL SEPTIEMBRE 2014',7898,91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702</text:p>
          </table:table-cell>
          <table:table-cell table:style-name="ce6" office:value-type="float" office:value="52119.58">
            <text:p>52.119,58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90001','2014-09-30','---','-------------------------','6110800003702000001','SCGCMP','SNOANTMEN090001','D','PROVISION ANTIGUEDAD DE PRESTACIONES SOCIALES NOMINA MENSUAL SEPTIEMBRE 2014',52119,58,91);">
            <text:p>INSERT INTO scg_dt_cmp VALUES('0001','SCGCMP','SNOANTMEN090001','2014-09-30','---','-------------------------','6110800003702000001','SCGCMP','SNOANTMEN090001','D','PROVISION ANTIGUEDAD DE PRESTACIONES SOCIALES NOMINA MENSUAL SEPTIEMBRE 2014',52119,58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6959.76">
            <text:p>16.959,76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90001','2014-09-30','---','-------------------------','6110800003801000001','SCGCMP','SNOANTMEN090001','D','PROVISION ANTIGUEDAD DE PRESTACIONES SOCIALES NOMINA MENSUAL SEPTIEMBRE 2014',16959,76,92);">
            <text:p>INSERT INTO scg_dt_cmp VALUES('0001','SCGCMP','SNOANTMEN090001','2014-09-30','---','-------------------------','6110800003801000001','SCGCMP','SNOANTMEN090001','D','PROVISION ANTIGUEDAD DE PRESTACIONES SOCIALES NOMINA MENSUAL SEPTIEMBRE 2014',16959,76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600</text:p>
          </table:table-cell>
          <table:table-cell table:style-name="ce6" office:value-type="float" office:value="17457.61">
            <text:p>17.457,61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90001','2014-09-30','---','-------------------------','6110800004600000001','SCGCMP','SNOANTMEN090001','D','PROVISION ANTIGUEDAD DE PRESTACIONES SOCIALES NOMINA MENSUAL SEPTIEMBRE 2014',17457,61,93);">
            <text:p>INSERT INTO scg_dt_cmp VALUES('0001','SCGCMP','SNOANTMEN090001','2014-09-30','---','-------------------------','6110800004600000001','SCGCMP','SNOANTMEN090001','D','PROVISION ANTIGUEDAD DE PRESTACIONES SOCIALES NOMINA MENSUAL SEPTIEMBRE 2014',17457,61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9309.75">
            <text:p>29.309,75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90001','2014-09-30','---','-------------------------','6110800002601000001','SCGCMP','SNOANTMEN090001','D','PROVISION ANTIGUEDAD DE PRESTACIONES SOCIALES NOMINA MENSUAL SEPTIEMBRE 2014',29309,75,94);">
            <text:p>INSERT INTO scg_dt_cmp VALUES('0001','SCGCMP','SNOANTMEN090001','2014-09-30','---','-------------------------','6110800002601000001','SCGCMP','SNOANTMEN090001','D','PROVISION ANTIGUEDAD DE PRESTACIONES SOCIALES NOMINA MENSUAL SEPTIEMBRE 2014',29309,75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000</text:p>
          </table:table-cell>
          <table:table-cell table:style-name="ce6" office:value-type="float" office:value="5000.23">
            <text:p>5.000,23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90001','2014-09-30','---','-------------------------','6110800004000000001','SCGCMP','SNOANTMEN090001','D','PROVISION ANTIGUEDAD DE PRESTACIONES SOCIALES NOMINA MENSUAL SEPTIEMBRE 2014',5000,23,95);">
            <text:p>INSERT INTO scg_dt_cmp VALUES('0001','SCGCMP','SNOANTMEN090001','2014-09-30','---','-------------------------','6110800004000000001','SCGCMP','SNOANTMEN090001','D','PROVISION ANTIGUEDAD DE PRESTACIONES SOCIALES NOMINA MENSUAL SEPTIEMBRE 2014',5000,23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7</text:p>
          </table:table-cell>
          <table:table-cell table:style-name="ce6" office:value-type="float" office:value="4452.86">
            <text:p>4.452,86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90001','2014-09-30','---','-------------------------','6110800002407000001','SCGCMP','SNOANTMEN090001','D','PROVISION ANTIGUEDAD DE PRESTACIONES SOCIALES NOMINA MENSUAL SEPTIEMBRE 2014',4452,86,96);">
            <text:p>INSERT INTO scg_dt_cmp VALUES('0001','SCGCMP','SNOANTMEN090001','2014-09-30','---','-------------------------','6110800002407000001','SCGCMP','SNOANTMEN090001','D','PROVISION ANTIGUEDAD DE PRESTACIONES SOCIALES NOMINA MENSUAL SEPTIEMBRE 2014',4452,86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5373.36">
            <text:p>15.373,36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90001','2014-09-30','---','-------------------------','6110800003901000001','SCGCMP','SNOANTMEN090001','D','PROVISION ANTIGUEDAD DE PRESTACIONES SOCIALES NOMINA MENSUAL SEPTIEMBRE 2014',15373,36,97);">
            <text:p>INSERT INTO scg_dt_cmp VALUES('0001','SCGCMP','SNOANTMEN090001','2014-09-30','---','-------------------------','6110800003901000001','SCGCMP','SNOANTMEN090001','D','PROVISION ANTIGUEDAD DE PRESTACIONES SOCIALES NOMINA MENSUAL SEPTIEMBRE 2014',15373,36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7</text:p>
          </table:table-cell>
          <table:table-cell table:style-name="ce6" office:value-type="float" office:value="6252.51">
            <text:p>6.252,51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90001','2014-09-30','---','-------------------------','6110800002807000001','SCGCMP','SNOANTMEN090001','D','PROVISION ANTIGUEDAD DE PRESTACIONES SOCIALES NOMINA MENSUAL SEPTIEMBRE 2014',6252,51,98);">
            <text:p>INSERT INTO scg_dt_cmp VALUES('0001','SCGCMP','SNOANTMEN090001','2014-09-30','---','-------------------------','6110800002807000001','SCGCMP','SNOANTMEN090001','D','PROVISION ANTIGUEDAD DE PRESTACIONES SOCIALES NOMINA MENSUAL SEPTIEMBRE 2014',6252,51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4</text:p>
          </table:table-cell>
          <table:table-cell table:style-name="ce6" office:value-type="float" office:value="37062.42">
            <text:p>37.062,42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90001','2014-09-30','---','-------------------------','6110800002404000001','SCGCMP','SNOANTMEN090001','D','PROVISION ANTIGUEDAD DE PRESTACIONES SOCIALES NOMINA MENSUAL SEPTIEMBRE 2014',37062,42,99);">
            <text:p>INSERT INTO scg_dt_cmp VALUES('0001','SCGCMP','SNOANTMEN090001','2014-09-30','---','-------------------------','6110800002404000001','SCGCMP','SNOANTMEN090001','D','PROVISION ANTIGUEDAD DE PRESTACIONES SOCIALES NOMINA MENSUAL SEPTIEMBRE 2014',37062,42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4</text:p>
          </table:table-cell>
          <table:table-cell table:style-name="ce6" office:value-type="float" office:value="39107.87">
            <text:p>39.107,87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90001','2014-09-30','---','-------------------------','6110800002804000001','SCGCMP','SNOANTMEN090001','D','PROVISION ANTIGUEDAD DE PRESTACIONES SOCIALES NOMINA MENSUAL SEPTIEMBRE 2014',39107,87,100);">
            <text:p>INSERT INTO scg_dt_cmp VALUES('0001','SCGCMP','SNOANTMEN090001','2014-09-30','---','-------------------------','6110800002804000001','SCGCMP','SNOANTMEN090001','D','PROVISION ANTIGUEDAD DE PRESTACIONES SOCIALES NOMINA MENSUAL SEPTIEMBRE 2014',39107,87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202</text:p>
          </table:table-cell>
          <table:table-cell table:style-name="ce6" office:value-type="float" office:value="47698.31">
            <text:p>47.698,31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90001','2014-09-30','---','-------------------------','6110800003202000001','SCGCMP','SNOANTMEN090001','D','PROVISION ANTIGUEDAD DE PRESTACIONES SOCIALES NOMINA MENSUAL SEPTIEMBRE 2014',47698,31,101);">
            <text:p>INSERT INTO scg_dt_cmp VALUES('0001','SCGCMP','SNOANTMEN090001','2014-09-30','---','-------------------------','6110800003202000001','SCGCMP','SNOANTMEN090001','D','PROVISION ANTIGUEDAD DE PRESTACIONES SOCIALES NOMINA MENSUAL SEPTIEMBRE 2014',47698,31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1</text:p>
          </table:table-cell>
          <table:table-cell table:style-name="ce6" office:value-type="float" office:value="34422.55">
            <text:p>34.422,55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90001','2014-09-30','---','-------------------------','6110800002401000001','SCGCMP','SNOANTMEN090001','D','PROVISION ANTIGUEDAD DE PRESTACIONES SOCIALES NOMINA MENSUAL SEPTIEMBRE 2014',34422,55,102);">
            <text:p>INSERT INTO scg_dt_cmp VALUES('0001','SCGCMP','SNOANTMEN090001','2014-09-30','---','-------------------------','6110800002401000001','SCGCMP','SNOANTMEN090001','D','PROVISION ANTIGUEDAD DE PRESTACIONES SOCIALES NOMINA MENSUAL SEPTIEMBRE 2014',34422,55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700</text:p>
          </table:table-cell>
          <table:table-cell table:style-name="ce6" office:value-type="float" office:value="6192.02">
            <text:p>6.192,02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90001','2014-09-30','---','-------------------------','6110800003700000001','SCGCMP','SNOANTMEN090001','D','PROVISION ANTIGUEDAD DE PRESTACIONES SOCIALES NOMINA MENSUAL SEPTIEMBRE 2014',6192,02,103);">
            <text:p>INSERT INTO scg_dt_cmp VALUES('0001','SCGCMP','SNOANTMEN090001','2014-09-30','---','-------------------------','6110800003700000001','SCGCMP','SNOANTMEN090001','D','PROVISION ANTIGUEDAD DE PRESTACIONES SOCIALES NOMINA MENSUAL SEPTIEMBRE 2014',6192,02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001</text:p>
          </table:table-cell>
          <table:table-cell table:style-name="ce6" office:value-type="float" office:value="86169.7">
            <text:p>86.169,70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90001','2014-09-30','---','-------------------------','6110800002001000001','SCGCMP','SNOANTMEN090001','D','PROVISION ANTIGUEDAD DE PRESTACIONES SOCIALES NOMINA MENSUAL SEPTIEMBRE 2014',86169,7,104);">
            <text:p>INSERT INTO scg_dt_cmp VALUES('0001','SCGCMP','SNOANTMEN090001','2014-09-30','---','-------------------------','6110800002001000001','SCGCMP','SNOANTMEN090001','D','PROVISION ANTIGUEDAD DE PRESTACIONES SOCIALES NOMINA MENSUAL SEPTIEMBRE 2014',86169,7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803</text:p>
          </table:table-cell>
          <table:table-cell table:style-name="ce6" office:value-type="float" office:value="25173.41">
            <text:p>25.173,41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90001','2014-09-30','---','-------------------------','6110800003803000001','SCGCMP','SNOANTMEN090001','D','PROVISION ANTIGUEDAD DE PRESTACIONES SOCIALES NOMINA MENSUAL SEPTIEMBRE 2014',25173,41,105);">
            <text:p>INSERT INTO scg_dt_cmp VALUES('0001','SCGCMP','SNOANTMEN090001','2014-09-30','---','-------------------------','6110800003803000001','SCGCMP','SNOANTMEN090001','D','PROVISION ANTIGUEDAD DE PRESTACIONES SOCIALES NOMINA MENSUAL SEPTIEMBRE 2014',25173,41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6</text:p>
          </table:table-cell>
          <table:table-cell table:style-name="ce6" office:value-type="float" office:value="48026.4">
            <text:p>48.026,40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90001','2014-09-30','---','-------------------------','6110800002406000001','SCGCMP','SNOANTMEN090001','D','PROVISION ANTIGUEDAD DE PRESTACIONES SOCIALES NOMINA MENSUAL SEPTIEMBRE 2014',48026,4,106);">
            <text:p>INSERT INTO scg_dt_cmp VALUES('0001','SCGCMP','SNOANTMEN090001','2014-09-30','---','-------------------------','6110800002406000001','SCGCMP','SNOANTMEN090001','D','PROVISION ANTIGUEDAD DE PRESTACIONES SOCIALES NOMINA MENSUAL SEPTIEMBRE 2014',48026,4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100</text:p>
          </table:table-cell>
          <table:table-cell table:style-name="ce6" office:value-type="float" office:value="13474.05">
            <text:p>13.474,05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90001','2014-09-30','---','-------------------------','6110800002100000001','SCGCMP','SNOANTMEN090001','D','PROVISION ANTIGUEDAD DE PRESTACIONES SOCIALES NOMINA MENSUAL SEPTIEMBRE 2014',13474,05,107);">
            <text:p>INSERT INTO scg_dt_cmp VALUES('0001','SCGCMP','SNOANTMEN090001','2014-09-30','---','-------------------------','6110800002100000001','SCGCMP','SNOANTMEN090001','D','PROVISION ANTIGUEDAD DE PRESTACIONES SOCIALES NOMINA MENSUAL SEPTIEMBRE 2014',13474,05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000</text:p>
          </table:table-cell>
          <table:table-cell table:style-name="ce6" office:value-type="float" office:value="108532.7">
            <text:p>108.532,70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90001','2014-09-30','---','-------------------------','6110800003000000001','SCGCMP','SNOANTMEN090001','D','PROVISION ANTIGUEDAD DE PRESTACIONES SOCIALES NOMINA MENSUAL SEPTIEMBRE 2014',108532,7,108);">
            <text:p>INSERT INTO scg_dt_cmp VALUES('0001','SCGCMP','SNOANTMEN090001','2014-09-30','---','-------------------------','6110800003000000001','SCGCMP','SNOANTMEN090001','D','PROVISION ANTIGUEDAD DE PRESTACIONES SOCIALES NOMINA MENSUAL SEPTIEMBRE 2014',108532,7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700</text:p>
          </table:table-cell>
          <table:table-cell table:style-name="ce6" office:value-type="float" office:value="23894.53">
            <text:p>23.894,53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90001','2014-09-30','---','-------------------------','6110800004700000001','SCGCMP','SNOANTMEN090001','D','PROVISION ANTIGUEDAD DE PRESTACIONES SOCIALES NOMINA MENSUAL SEPTIEMBRE 2014',23894,53,109);">
            <text:p>INSERT INTO scg_dt_cmp VALUES('0001','SCGCMP','SNOANTMEN090001','2014-09-30','---','-------------------------','6110800004700000001','SCGCMP','SNOANTMEN090001','D','PROVISION ANTIGUEDAD DE PRESTACIONES SOCIALES NOMINA MENSUAL SEPTIEMBRE 2014',23894,53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702</text:p>
          </table:table-cell>
          <table:table-cell table:style-name="ce6" office:value-type="float" office:value="30611.68">
            <text:p>30.611,68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90001','2014-09-30','---','-------------------------','6110800002702000001','SCGCMP','SNOANTMEN090001','D','PROVISION ANTIGUEDAD DE PRESTACIONES SOCIALES NOMINA MENSUAL SEPTIEMBRE 2014',30611,68,110);">
            <text:p>INSERT INTO scg_dt_cmp VALUES('0001','SCGCMP','SNOANTMEN090001','2014-09-30','---','-------------------------','6110800002702000001','SCGCMP','SNOANTMEN090001','D','PROVISION ANTIGUEDAD DE PRESTACIONES SOCIALES NOMINA MENSUAL SEPTIEMBRE 2014',30611,68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002</text:p>
          </table:table-cell>
          <table:table-cell table:style-name="ce6" office:value-type="float" office:value="30715.45">
            <text:p>30.715,45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90001','2014-09-30','---','-------------------------','6110800003002000001','SCGCMP','SNOANTMEN090001','D','PROVISION ANTIGUEDAD DE PRESTACIONES SOCIALES NOMINA MENSUAL SEPTIEMBRE 2014',30715,45,111);">
            <text:p>INSERT INTO scg_dt_cmp VALUES('0001','SCGCMP','SNOANTMEN090001','2014-09-30','---','-------------------------','6110800003002000001','SCGCMP','SNOANTMEN090001','D','PROVISION ANTIGUEDAD DE PRESTACIONES SOCIALES NOMINA MENSUAL SEPTIEMBRE 2014',30715,45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700</text:p>
          </table:table-cell>
          <table:table-cell table:style-name="ce6" office:value-type="float" office:value="47028.55">
            <text:p>47.028,55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90001','2014-09-30','---','-------------------------','6110800002700000001','SCGCMP','SNOANTMEN090001','D','PROVISION ANTIGUEDAD DE PRESTACIONES SOCIALES NOMINA MENSUAL SEPTIEMBRE 2014',47028,55,112);">
            <text:p>INSERT INTO scg_dt_cmp VALUES('0001','SCGCMP','SNOANTMEN090001','2014-09-30','---','-------------------------','6110800002700000001','SCGCMP','SNOANTMEN090001','D','PROVISION ANTIGUEDAD DE PRESTACIONES SOCIALES NOMINA MENSUAL SEPTIEMBRE 2014',47028,55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900</text:p>
          </table:table-cell>
          <table:table-cell table:style-name="ce6" office:value-type="float" office:value="10027.61">
            <text:p>10.027,61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90001','2014-09-30','---','-------------------------','6110800003900000001','SCGCMP','SNOANTMEN090001','D','PROVISION ANTIGUEDAD DE PRESTACIONES SOCIALES NOMINA MENSUAL SEPTIEMBRE 2014',10027,61,113);">
            <text:p>INSERT INTO scg_dt_cmp VALUES('0001','SCGCMP','SNOANTMEN090001','2014-09-30','---','-------------------------','6110800003900000001','SCGCMP','SNOANTMEN090001','D','PROVISION ANTIGUEDAD DE PRESTACIONES SOCIALES NOMINA MENSUAL SEPTIEMBRE 2014',10027,61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302</text:p>
          </table:table-cell>
          <table:table-cell table:style-name="ce6" office:value-type="float" office:value="4188.53">
            <text:p>4.188,53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90001','2014-09-30','---','-------------------------','6110800001302000001','SCGCMP','SNOANTMEN090001','D','PROVISION ANTIGUEDAD DE PRESTACIONES SOCIALES NOMINA MENSUAL SEPTIEMBRE 2014',4188,53,114);">
            <text:p>INSERT INTO scg_dt_cmp VALUES('0001','SCGCMP','SNOANTMEN090001','2014-09-30','---','-------------------------','6110800001302000001','SCGCMP','SNOANTMEN090001','D','PROVISION ANTIGUEDAD DE PRESTACIONES SOCIALES NOMINA MENSUAL SEPTIEMBRE 2014',4188,53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8686.98">
            <text:p>18.686,98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90001','2014-09-30','---','-------------------------','6110800003302000001','SCGCMP','SNOANTMEN090001','D','PROVISION ANTIGUEDAD DE PRESTACIONES SOCIALES NOMINA MENSUAL SEPTIEMBRE 2014',18686,98,115);">
            <text:p>INSERT INTO scg_dt_cmp VALUES('0001','SCGCMP','SNOANTMEN090001','2014-09-30','---','-------------------------','6110800003302000001','SCGCMP','SNOANTMEN090001','D','PROVISION ANTIGUEDAD DE PRESTACIONES SOCIALES NOMINA MENSUAL SEPTIEMBRE 2014',18686,98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900</text:p>
          </table:table-cell>
          <table:table-cell table:style-name="ce6" office:value-type="float" office:value="21440.15">
            <text:p>21.440,15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90001','2014-09-30','---','-------------------------','6110800002900000001','SCGCMP','SNOANTMEN090001','D','PROVISION ANTIGUEDAD DE PRESTACIONES SOCIALES NOMINA MENSUAL SEPTIEMBRE 2014',21440,15,116);">
            <text:p>INSERT INTO scg_dt_cmp VALUES('0001','SCGCMP','SNOANTMEN090001','2014-09-30','---','-------------------------','6110800002900000001','SCGCMP','SNOANTMEN090001','D','PROVISION ANTIGUEDAD DE PRESTACIONES SOCIALES NOMINA MENSUAL SEPTIEMBRE 2014',21440,15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508</text:p>
          </table:table-cell>
          <table:table-cell table:style-name="ce6" office:value-type="float" office:value="103830.62">
            <text:p>103.830,62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90001','2014-09-30','---','-------------------------','6110800004508000001','SCGCMP','SNOANTMEN090001','D','PROVISION ANTIGUEDAD DE PRESTACIONES SOCIALES NOMINA MENSUAL SEPTIEMBRE 2014',103830,62,117);">
            <text:p>INSERT INTO scg_dt_cmp VALUES('0001','SCGCMP','SNOANTMEN090001','2014-09-30','---','-------------------------','6110800004508000001','SCGCMP','SNOANTMEN090001','D','PROVISION ANTIGUEDAD DE PRESTACIONES SOCIALES NOMINA MENSUAL SEPTIEMBRE 2014',103830,62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301</text:p>
          </table:table-cell>
          <table:table-cell table:style-name="ce6" office:value-type="float" office:value="149182.55">
            <text:p>149.182,55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90001','2014-09-30','---','-------------------------','6110800002301000001','SCGCMP','SNOANTMEN090001','D','PROVISION ANTIGUEDAD DE PRESTACIONES SOCIALES NOMINA MENSUAL SEPTIEMBRE 2014',149182,55,118);">
            <text:p>INSERT INTO scg_dt_cmp VALUES('0001','SCGCMP','SNOANTMEN090001','2014-09-30','---','-------------------------','6110800002301000001','SCGCMP','SNOANTMEN090001','D','PROVISION ANTIGUEDAD DE PRESTACIONES SOCIALES NOMINA MENSUAL SEPTIEMBRE 2014',149182,55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4101</text:p>
          </table:table-cell>
          <table:table-cell table:style-name="ce6" office:value-type="float" office:value="20533.41">
            <text:p>20.533,41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90001','2014-09-30','---','-------------------------','6110800004101000001','SCGCMP','SNOANTMEN090001','D','PROVISION ANTIGUEDAD DE PRESTACIONES SOCIALES NOMINA MENSUAL SEPTIEMBRE 2014',20533,41,119);">
            <text:p>INSERT INTO scg_dt_cmp VALUES('0001','SCGCMP','SNOANTMEN090001','2014-09-30','---','-------------------------','6110800004101000001','SCGCMP','SNOANTMEN090001','D','PROVISION ANTIGUEDAD DE PRESTACIONES SOCIALES NOMINA MENSUAL SEPTIEMBRE 2014',20533,41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302</text:p>
          </table:table-cell>
          <table:table-cell table:style-name="ce6" office:value-type="float" office:value="40944.05">
            <text:p>40.944,05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90001','2014-09-30','---','-------------------------','6110800002302000001','SCGCMP','SNOANTMEN090001','D','PROVISION ANTIGUEDAD DE PRESTACIONES SOCIALES NOMINA MENSUAL SEPTIEMBRE 2014',40944,05,120);">
            <text:p>INSERT INTO scg_dt_cmp VALUES('0001','SCGCMP','SNOANTMEN090001','2014-09-30','---','-------------------------','6110800002302000001','SCGCMP','SNOANTMEN090001','D','PROVISION ANTIGUEDAD DE PRESTACIONES SOCIALES NOMINA MENSUAL SEPTIEMBRE 2014',40944,05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202</text:p>
          </table:table-cell>
          <table:table-cell table:style-name="ce6" office:value-type="float" office:value="27914.95">
            <text:p>27.914,95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90001','2014-09-30','---','-------------------------','6110800002202000001','SCGCMP','SNOANTMEN090001','D','PROVISION ANTIGUEDAD DE PRESTACIONES SOCIALES NOMINA MENSUAL SEPTIEMBRE 2014',27914,95,121);">
            <text:p>INSERT INTO scg_dt_cmp VALUES('0001','SCGCMP','SNOANTMEN090001','2014-09-30','---','-------------------------','6110800002202000001','SCGCMP','SNOANTMEN090001','D','PROVISION ANTIGUEDAD DE PRESTACIONES SOCIALES NOMINA MENSUAL SEPTIEMBRE 2014',27914,95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603</text:p>
          </table:table-cell>
          <table:table-cell table:style-name="ce6" office:value-type="float" office:value="36494.05">
            <text:p>36.494,05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90001','2014-09-30','---','-------------------------','6110800002603000001','SCGCMP','SNOANTMEN090001','D','PROVISION ANTIGUEDAD DE PRESTACIONES SOCIALES NOMINA MENSUAL SEPTIEMBRE 2014',36494,05,122);">
            <text:p>INSERT INTO scg_dt_cmp VALUES('0001','SCGCMP','SNOANTMEN090001','2014-09-30','---','-------------------------','6110800002603000001','SCGCMP','SNOANTMEN090001','D','PROVISION ANTIGUEDAD DE PRESTACIONES SOCIALES NOMINA MENSUAL SEPTIEMBRE 2014',36494,05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803</text:p>
          </table:table-cell>
          <table:table-cell table:style-name="ce6" office:value-type="float" office:value="10701.64">
            <text:p>10.701,64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90001','2014-09-30','---','-------------------------','6110800002803000001','SCGCMP','SNOANTMEN090001','D','PROVISION ANTIGUEDAD DE PRESTACIONES SOCIALES NOMINA MENSUAL SEPTIEMBRE 2014',10701,64,123);">
            <text:p>INSERT INTO scg_dt_cmp VALUES('0001','SCGCMP','SNOANTMEN090001','2014-09-30','---','-------------------------','6110800002803000001','SCGCMP','SNOANTMEN090001','D','PROVISION ANTIGUEDAD DE PRESTACIONES SOCIALES NOMINA MENSUAL SEPTIEMBRE 2014',10701,64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703</text:p>
          </table:table-cell>
          <table:table-cell table:style-name="ce6" office:value-type="float" office:value="6699.24">
            <text:p>6.699,24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90001','2014-09-30','---','-------------------------','6110800002703000001','SCGCMP','SNOANTMEN090001','D','PROVISION ANTIGUEDAD DE PRESTACIONES SOCIALES NOMINA MENSUAL SEPTIEMBRE 2014',6699,24,124);">
            <text:p>INSERT INTO scg_dt_cmp VALUES('0001','SCGCMP','SNOANTMEN090001','2014-09-30','---','-------------------------','6110800002703000001','SCGCMP','SNOANTMEN090001','D','PROVISION ANTIGUEDAD DE PRESTACIONES SOCIALES NOMINA MENSUAL SEPTIEMBRE 2014',6699,24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201</text:p>
          </table:table-cell>
          <table:table-cell table:style-name="ce6" office:value-type="float" office:value="11594.38">
            <text:p>11.594,38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90001','2014-09-30','---','-------------------------','6110800002201000001','SCGCMP','SNOANTMEN090001','D','PROVISION ANTIGUEDAD DE PRESTACIONES SOCIALES NOMINA MENSUAL SEPTIEMBRE 2014',11594,38,125);">
            <text:p>INSERT INTO scg_dt_cmp VALUES('0001','SCGCMP','SNOANTMEN090001','2014-09-30','---','-------------------------','6110800002201000001','SCGCMP','SNOANTMEN090001','D','PROVISION ANTIGUEDAD DE PRESTACIONES SOCIALES NOMINA MENSUAL SEPTIEMBRE 2014',11594,38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2403</text:p>
          </table:table-cell>
          <table:table-cell table:style-name="ce6" office:value-type="float" office:value="248636.1">
            <text:p>248.636,10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90001','2014-09-30','---','-------------------------','6110800002403000001','SCGCMP','SNOANTMEN090001','D','PROVISION ANTIGUEDAD DE PRESTACIONES SOCIALES NOMINA MENSUAL SEPTIEMBRE 2014',248636,1,126);">
            <text:p>INSERT INTO scg_dt_cmp VALUES('0001','SCGCMP','SNOANTMEN090001','2014-09-30','---','-------------------------','6110800002403000001','SCGCMP','SNOANTMEN090001','D','PROVISION ANTIGUEDAD DE PRESTACIONES SOCIALES NOMINA MENSUAL SEPTIEMBRE 2014',248636,1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3303</text:p>
          </table:table-cell>
          <table:table-cell table:style-name="ce6" office:value-type="float" office:value="40445.87">
            <text:p>40.445,87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90001','2014-09-30','---','-------------------------','6110800003303000001','SCGCMP','SNOANTMEN090001','D','PROVISION ANTIGUEDAD DE PRESTACIONES SOCIALES NOMINA MENSUAL SEPTIEMBRE 2014',40445,87,127);">
            <text:p>INSERT INTO scg_dt_cmp VALUES('0001','SCGCMP','SNOANTMEN090001','2014-09-30','---','-------------------------','6110800003303000001','SCGCMP','SNOANTMEN090001','D','PROVISION ANTIGUEDAD DE PRESTACIONES SOCIALES NOMINA MENSUAL SEPTIEMBRE 2014',40445,87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303</text:p>
          </table:table-cell>
          <table:table-cell table:style-name="ce6" office:value-type="float" office:value="47192.69">
            <text:p>47.192,69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90001','2014-09-30','---','-------------------------','6110800001303000001','SCGCMP','SNOANTMEN090001','D','PROVISION ANTIGUEDAD DE PRESTACIONES SOCIALES NOMINA MENSUAL SEPTIEMBRE 2014',47192,69,128);">
            <text:p>INSERT INTO scg_dt_cmp VALUES('0001','SCGCMP','SNOANTMEN090001','2014-09-30','---','-------------------------','6110800001303000001','SCGCMP','SNOANTMEN090001','D','PROVISION ANTIGUEDAD DE PRESTACIONES SOCIALES NOMINA MENSUAL SEPTIEMBRE 2014',47192,69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90001</text:p>
          </table:table-cell>
          <table:table-cell table:style-name="ce3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90001">
            <text:p>SNOANTMEN09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SEPTIEMBRE 2014</text:p>
          </table:table-cell>
          <table:table-cell table:style-name="ce4" office:value-type="string">
            <text:p>1201</text:p>
          </table:table-cell>
          <table:table-cell table:style-name="ce6" office:value-type="float" office:value="19333.33">
            <text:p>19.333,33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90001','2014-09-30','---','-------------------------','6110800001201000001','SCGCMP','SNOANTMEN090001','D','PROVISION ANTIGUEDAD DE PRESTACIONES SOCIALES NOMINA MENSUAL SEPTIEMBRE 2014',19333,33,129);">
            <text:p>INSERT INTO scg_dt_cmp VALUES('0001','SCGCMP','SNOANTMEN090001','2014-09-30','---','-------------------------','6110800001201000001','SCGCMP','SNOANTMEN090001','D','PROVISION ANTIGUEDAD DE PRESTACIONES SOCIALES NOMINA MENSUAL SEPTIEMBRE 2014',19333,33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90001">
            <text:p>SNOANTMEN090001</text:p>
          </table:table-cell>
          <table:table-cell table:formula="of:=[Hoja1.D3]" office:value-type="string" office:string-value="2014-09-30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SEPTIEMBRE 2014">
            <text:p>PROVISION ANTIGUEDAD DE PRESTACIONES SOCIALES NOMINA MENSUAL SEPTIEM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5064430.74">
            <text:p>5.064.430,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90001','2014-09-30','---','-------------------------','PROVISION ANTIGUEDAD DE PRESTACIONES SOCIALES NOMINA MENSUAL SEPTIEMBRE 2014',1,'-','----------','----------',5064430,74,0,0,0,'--','SIGESP');">
            <text:p>INSERT INTO sigesp_cmp VALUES('0001','SCGCMP','SNOANTMEN090001','2014-09-30','---','-------------------------','PROVISION ANTIGUEDAD DE PRESTACIONES SOCIALES NOMINA MENSUAL SEPTIEMBRE 2014',1,'-','----------','----------',5064430,74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00:50</dc:date>
    <dc:creator>Sistema </dc:creator>
    <meta:editing-duration>PT2H24M17S</meta:editing-duration>
    <meta:editing-cycles>23</meta:editing-cycles>
    <meta:generator>LibreOffice/3.5$Linux_X86_64 LibreOffice_project/350m1$Build-2</meta:generator>
    <meta:document-statistic meta:table-count="2" meta:cell-count="2003" meta:object-count="0"/>
  </office:meta>
</office:document-meta>
</file>